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2738F4B48F72053F3B8.png" manifest:media-type="image/png"/>
  <manifest:file-entry manifest:full-path="Pictures/100000000000008A0000012C89F39B2BDD83B117.png" manifest:media-type="image/png"/>
  <manifest:file-entry manifest:full-path="Pictures/10000201000002BB00000136729296E691E94F27.png" manifest:media-type="image/png"/>
  <manifest:file-entry manifest:full-path="Pictures/10000201000001450000018C30D9A4B6FEB6901E.png" manifest:media-type="image/png"/>
  <manifest:file-entry manifest:full-path="Pictures/10000201000000E9000002DFE42A6DB8E81A14B9.png" manifest:media-type="image/png"/>
  <manifest:file-entry manifest:full-path="Pictures/1000020100000400000002A5B0291CFD21E4D468.png" manifest:media-type="image/png"/>
  <manifest:file-entry manifest:full-path="Pictures/100002010000015D000001B7914DC0FBCC732255.png" manifest:media-type="image/png"/>
  <manifest:file-entry manifest:full-path="Pictures/100000000000032F0000032FA1F4F4FBD66B0E92.jpg" manifest:media-type="image/jpeg"/>
  <manifest:file-entry manifest:full-path="Pictures/100002010000011B0000017ADFFCF3A7811AA250.png" manifest:media-type="image/png"/>
  <manifest:file-entry manifest:full-path="Pictures/10000201000000D900000177A885479B583077CF.png" manifest:media-type="image/png"/>
  <manifest:file-entry manifest:full-path="Pictures/1000020100000065000000DD28CF518ECD53DECC.png" manifest:media-type="image/png"/>
  <manifest:file-entry manifest:full-path="Pictures/10000201000000AE000000A7F914513FF5D43E4E.png" manifest:media-type="image/png"/>
  <manifest:file-entry manifest:full-path="Pictures/100002010000023D0000014324582D744FFCBB9F.png" manifest:media-type="image/png"/>
  <manifest:file-entry manifest:full-path="Pictures/100002010000030D000001E340B13DFEF066E4DA.png" manifest:media-type="image/png"/>
  <manifest:file-entry manifest:full-path="Pictures/10000201000001EE0000012C1A8802D30C98F2C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Liberation Serif1" svg:font-family="'Liberation Serif'" style:font-family-generic="roman"/>
    <style:font-face style:name="Verdana" svg:font-family="Verdana" style:font-family-generic="modern" style:font-pitch="fixed"/>
    <style:font-face style:name="Arial" svg:font-family="Arial" style:font-pitch="variable"/>
    <style:font-face style:name="Liberation Sans" svg:font-family="'Liberation Sans'" style:font-pitch="variable"/>
    <style:font-face style:name="Microsoft YaHei" svg:font-family="'Microsoft YaHei'" style:font-family-generic="modern" style:font-pitch="variable"/>
    <style:font-face style:name="Verdana1" svg:font-family="Verdana" style:font-family-generic="modern" style:font-pitch="variable"/>
    <style:font-face style:name="Arial4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457cm" fo:min-width="0.2cm" fo:padding-top="0.2cm" fo:padding-bottom="0.2cm" fo:padding-left="0.2cm" fo:padding-right="0.2cm" fo:wrap-option="wrap"/>
    </style:style>
    <style:style style:name="gr3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4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181cm" fo:padding-top="0.2cm" fo:padding-bottom="0.2cm" fo:padding-left="0.2cm" fo:padding-right="0.2cm" fo:wrap-option="wrap"/>
    </style:style>
    <style:style style:name="gr5" style:family="graphic" style:parent-style-name="standard">
      <style:graphic-properties draw:stroke="solid" svg:stroke-width="0.053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7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8cm" fo:min-width="0.2cm" fo:padding-top="0.2cm" fo:padding-bottom="0.2cm" fo:padding-left="0.2cm" fo:padding-right="0.2cm" fo:wrap-option="wrap"/>
    </style:style>
    <style:style style:name="gr8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5.601cm" fo:min-width="4.629cm" fo:padding-top="0.2cm" fo:padding-bottom="0.2cm" fo:padding-left="0.2cm" fo:padding-right="0.2cm" fo:wrap-option="wrap"/>
    </style:style>
    <style:style style:name="gr11" style:family="graphic" style:parent-style-name="standard" style:list-style-name="L1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5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179cm" fo:min-width="4.629cm" fo:padding-top="0.2cm" fo:padding-bottom="0.2cm" fo:padding-left="0.2cm" fo:padding-right="0.2cm" fo:wrap-option="wrap"/>
    </style:style>
    <style:style style:name="gr16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094cm" fo:min-width="0cm" fo:padding-top="0.2cm" fo:padding-bottom="0.2cm" fo:padding-left="0.2cm" fo:padding-right="0.2cm" fo:wrap-option="wrap"/>
    </style:style>
    <style:style style:name="gr30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4.131cm" fo:min-width="0.818cm" fo:padding-top="0.2cm" fo:padding-bottom="0.2cm" fo:padding-left="0.2cm" fo:padding-right="0.2cm" fo:wrap-option="wrap"/>
      <style:paragraph-properties style:writing-mode="lr-tb"/>
    </style:style>
    <style:style style:name="gr31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036cm" fo:padding-top="0.2cm" fo:padding-bottom="0.2cm" fo:padding-left="0.2cm" fo:padding-right="0.2cm" fo:wrap-option="wrap"/>
    </style:style>
    <style:style style:name="gr32" style:family="graphic" style:parent-style-name="standard" style:list-style-name="L3">
      <style:graphic-properties draw:stroke="solid" svg:stroke-width="0.053cm" svg:stroke-color="#000000" draw:marker-start="" draw:marker-start-width="0.2cm" draw:marker-start-center="false" draw:marker-end="" draw:marker-end-width="0.2cm" draw:marker-end-center="false" svg:stroke-linecap="butt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3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6cm" fo:padding-top="0.2cm" fo:padding-bottom="0.2cm" fo:padding-left="0.2cm" fo:padding-right="0.2cm" fo:wrap-option="wrap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32cm"/>
      <style:paragraph-properties style:writing-mode="lr-tb"/>
    </style:style>
    <style:style style:name="gr35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6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7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8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9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0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1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2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3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4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5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6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7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49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50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P3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4" style:family="paragraph">
      <loext:graphic-properties draw:fill="solid" draw:fill-color="#aec06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" style:family="paragraph">
      <loext:graphic-properties draw:fill="solid" draw:fill-color="#aec067"/>
      <style:paragraph-properties fo:text-align="center" style:font-independent-line-spacing="true"/>
      <style:text-properties fo:font-size="24pt"/>
    </style:style>
    <style:style style:name="P6" style:family="paragraph">
      <loext:graphic-properties draw:fill="solid" draw:fill-color="#000000"/>
      <style:paragraph-properties fo:text-align="center" style:font-independent-line-spacing="true"/>
      <style:text-properties fo:font-size="24pt"/>
    </style:style>
    <style:style style:name="P7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8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4pt" fo:hyphenate="false"/>
    </style:style>
    <style:style style:name="P9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fo:hyphenate="false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name-asian="Verdana" style:font-size-asian="16pt" style:font-style-asian="normal" style:font-weight-asian="normal" style:font-name-complex="Verdana2" style:font-size-complex="1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language="de" fo:country="DE" fo:font-style="normal" style:text-underline-style="none" fo:font-weight="normal" style:font-name-asian="Verdana" style:font-size-asian="9pt" style:font-style-asian="normal" style:font-weight-asian="normal" style:font-name-complex="Arial2" style:font-size-complex="9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de" fo:country="DE" fo:font-style="normal" style:text-underline-style="none" fo:font-weight="normal" style:font-name-asian="Verdana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Liberation Serif1" fo:font-size="8pt" style:font-name-asian="Liberation Serif1" style:font-size-asian="8pt" style:font-name-complex="Liberation Serif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e300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name="Group 1055">
          <draw:frame draw:name="Picture 2_0" draw:style-name="gr1" draw:text-style-name="P1" draw:layer="layout" svg:width="8.866cm" svg:height="11.119cm" svg:x="7.866cm" svg:y="2.133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15_0" draw:style-name="gr2" draw:text-style-name="P2" draw:layer="layout" svg:width="0.599cm" svg:height="0.856cm" svg:x="12.7cm" svg:y="8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" draw:style-name="gr1" draw:text-style-name="P1" draw:layer="layout" svg:width="3.65cm" svg:height="7.937cm" svg:x="19.901cm" svg:y="2.785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12">
          <draw:custom-shape draw:name="Rounded Rectangle 10" draw:style-name="gr3" draw:text-style-name="P4" draw:layer="layout" svg:width="1.799cm" svg:height="6.8cm" svg:x="2.899cm" svg:y="4.054cm">
            <text:p text:style-name="P3"><text:span text:style-name="T1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" draw:style-name="gr4" draw:text-style-name="P5" draw:layer="layout" svg:width="0.599cm" svg:height="0.199cm" svg:x="3.499cm" svg:y="3.85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" draw:style-name="gr5" draw:text-style-name="P1" draw:layer="layout" svg:x1="8.499cm" svg:y1="8.054cm" svg:x2="7.866cm" svg:y2="8.054cm">
          <text:p/>
        </draw:line>
        <draw:line draw:name="Straight Connector 16" draw:style-name="gr5" draw:text-style-name="P1" draw:layer="layout" svg:x1="9.099cm" svg:y1="6.253cm" svg:x2="7.866cm" svg:y2="6.253cm">
          <text:p/>
        </draw:line>
        <draw:line draw:name="Straight Connector 18" draw:style-name="gr5" draw:text-style-name="P1" draw:layer="layout" svg:x1="7.866cm" svg:y1="8.054cm" svg:x2="7.866cm" svg:y2="6.253cm">
          <text:p/>
        </draw:line>
        <draw:line draw:name="Straight Connector 20" draw:style-name="gr5" draw:text-style-name="P1" draw:layer="layout" svg:x1="9.099cm" svg:y1="7.454cm" svg:x2="5.499cm" svg:y2="7.454cm">
          <text:p/>
        </draw:line>
        <draw:line draw:name="Straight Connector 22" draw:style-name="gr5" draw:text-style-name="P1" draw:layer="layout" svg:x1="8.899cm" svg:y1="10.254cm" svg:x2="7.299cm" svg:y2="10.254cm">
          <text:p/>
        </draw:line>
        <draw:line draw:name="Straight Connector 28" draw:style-name="gr5" draw:text-style-name="P1" draw:layer="layout" svg:x1="3.799cm" svg:y1="3.653cm" svg:x2="3.799cm" svg:y2="3.253cm">
          <text:p/>
        </draw:line>
        <draw:line draw:name="Straight Connector 30" draw:style-name="gr5" draw:text-style-name="P1" draw:layer="layout" svg:x1="3.799cm" svg:y1="3.253cm" svg:x2="5.499cm" svg:y2="3.253cm">
          <text:p/>
        </draw:line>
        <draw:line draw:name="Straight Connector 32" draw:style-name="gr5" draw:text-style-name="P1" draw:layer="layout" svg:x1="5.499cm" svg:y1="3.253cm" svg:x2="5.499cm" svg:y2="10.254cm">
          <text:p/>
        </draw:line>
        <draw:line draw:name="Straight Connector 34" draw:style-name="gr5" draw:text-style-name="P1" draw:layer="layout" svg:x1="5.499cm" svg:y1="10.254cm" svg:x2="7.299cm" svg:y2="10.254cm">
          <text:p/>
        </draw:line>
        <draw:custom-shape draw:name="Oval 35" draw:style-name="gr6" draw:text-style-name="P6" draw:layer="layout" svg:width="0.399cm" svg:height="0.399cm" svg:x="5.299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5" draw:text-style-name="P1" draw:layer="layout" svg:x1="3.799cm" svg:y1="11.054cm" svg:x2="3.799cm" svg:y2="13.252cm">
          <text:p/>
        </draw:line>
        <draw:line draw:name="Straight Connector 40" draw:style-name="gr5" draw:text-style-name="P1" draw:layer="layout" svg:x1="15.5cm" svg:y1="10.454cm" svg:x2="16.1cm" svg:y2="10.454cm">
          <text:p/>
        </draw:line>
        <draw:line draw:name="Straight Connector 42" draw:style-name="gr5" draw:text-style-name="P1" draw:layer="layout" svg:x1="16.1cm" svg:y1="9.854cm" svg:x2="16.1cm" svg:y2="13.252cm">
          <text:p/>
        </draw:line>
        <draw:line draw:name="Straight Connector 44" draw:style-name="gr5" draw:text-style-name="P1" draw:layer="layout" svg:x1="16.1cm" svg:y1="13.252cm" svg:x2="3.799cm" svg:y2="13.252cm">
          <text:p/>
        </draw:line>
        <draw:line draw:name="Straight Connector 47" draw:style-name="gr5" draw:text-style-name="P1" draw:layer="layout" svg:x1="8.499cm" svg:y1="8.654cm" svg:x2="7.099cm" svg:y2="8.654cm">
          <text:p/>
        </draw:line>
        <draw:line draw:name="Straight Connector 49" draw:style-name="gr5" draw:text-style-name="P1" draw:layer="layout" svg:x1="7.099cm" svg:y1="8.654cm" svg:x2="7.099cm" svg:y2="1.653cm">
          <text:p/>
        </draw:line>
        <draw:line draw:name="Straight Connector 51" draw:style-name="gr5" draw:text-style-name="P1" draw:layer="layout" svg:x1="7.099cm" svg:y1="1.653cm" svg:x2="18.7cm" svg:y2="1.653cm">
          <text:p/>
        </draw:line>
        <draw:line draw:name="Straight Connector 53" draw:style-name="gr5" draw:text-style-name="P1" draw:layer="layout" svg:x1="18.7cm" svg:y1="1.653cm" svg:x2="18.7cm" svg:y2="9.854cm">
          <text:p/>
        </draw:line>
        <draw:line draw:name="Straight Connector 59" draw:style-name="gr5" draw:text-style-name="P1" draw:layer="layout" svg:x1="8.499cm" svg:y1="9.254cm" svg:x2="6.499cm" svg:y2="9.254cm">
          <text:p/>
        </draw:line>
        <draw:line draw:name="Straight Connector 1028" draw:style-name="gr5" draw:text-style-name="P1" draw:layer="layout" svg:x1="18.7cm" svg:y1="9.854cm" svg:x2="20.9cm" svg:y2="9.854cm">
          <text:p/>
        </draw:line>
        <draw:line draw:name="Straight Connector 72" draw:style-name="gr5" draw:text-style-name="P1" draw:layer="layout" svg:x1="6.499cm" svg:y1="9.254cm" svg:x2="6.499cm" svg:y2="2.253cm">
          <text:p/>
        </draw:line>
        <draw:line draw:name="Straight Connector 1033" draw:style-name="gr5" draw:text-style-name="P1" draw:layer="layout" svg:x1="6.499cm" svg:y1="2.253cm" svg:x2="17.3cm" svg:y2="2.253cm">
          <text:p/>
        </draw:line>
        <draw:line draw:name="Straight Connector 1035" draw:style-name="gr5" draw:text-style-name="P1" draw:layer="layout" svg:x1="17.3cm" svg:y1="2.253cm" svg:x2="17.3cm" svg:y2="12.153cm">
          <text:p/>
        </draw:line>
        <draw:line draw:name="Straight Connector 1037" draw:style-name="gr5" draw:text-style-name="P1" draw:layer="layout" svg:x1="17.3cm" svg:y1="12.153cm" svg:x2="21.5cm" svg:y2="12.153cm">
          <text:p/>
        </draw:line>
        <draw:line draw:name="Straight Connector 1039" draw:style-name="gr5" draw:text-style-name="P1" draw:layer="layout" svg:x1="21.5cm" svg:y1="12.153cm" svg:x2="21.5cm" svg:y2="10.722cm">
          <text:p/>
        </draw:line>
        <draw:line draw:name="Straight Connector 1041" draw:style-name="gr5" draw:text-style-name="P1" draw:layer="layout" svg:x1="16.1cm" svg:y1="13.252cm" svg:x2="22.701cm" svg:y2="13.252cm">
          <text:p/>
        </draw:line>
        <draw:line draw:name="Straight Connector 1043" draw:style-name="gr5" draw:text-style-name="P1" draw:layer="layout" svg:x1="22.701cm" svg:y1="13.252cm" svg:x2="22.701cm" svg:y2="10.722cm">
          <text:p/>
        </draw:line>
        <draw:custom-shape draw:name="Oval 85" draw:style-name="gr6" draw:text-style-name="P6" draw:layer="layout" svg:width="0.399cm" svg:height="0.399cm" svg:x="15.9cm" svg:y="13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7" draw:style-name="gr5" draw:text-style-name="P1" draw:layer="layout" svg:x1="19.4cm" svg:y1="9.854cm" svg:x2="19.4cm" svg:y2="10.454cm">
          <text:p/>
        </draw:line>
        <draw:custom-shape draw:name="Rectangle 1048" draw:style-name="gr7" draw:text-style-name="P7" draw:layer="layout" svg:width="0.599cm" svg:height="1.199cm" svg:x="19.101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5" draw:text-style-name="P1" draw:layer="layout" svg:x1="19.412cm" svg:y1="11.654cm" svg:x2="19.4cm" svg:y2="12.153cm">
          <text:p/>
        </draw:line>
        <draw:custom-shape draw:name="TextBox 1051" draw:style-name="gr8" draw:text-style-name="P9" draw:layer="layout" svg:width="1.293cm" svg:height="0.381cm" draw:transform="rotate (1.5707963267949) translate (18.627cm 11.72cm)">
          <text:p text:style-name="P8"><text:span text:style-name="T2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6" draw:style-name="gr5" draw:text-style-name="P1" draw:layer="layout" svg:x1="15.623cm" svg:y1="9.854cm" svg:x2="16.1cm" svg:y2="9.854cm">
          <text:p/>
        </draw:line>
        <draw:custom-shape draw:name="Oval 99" draw:style-name="gr6" draw:text-style-name="P6" draw:layer="layout" svg:width="0.399cm" svg:height="0.399cm" svg:x="15.924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0" draw:style-name="gr6" draw:text-style-name="P6" draw:layer="layout" svg:width="0.399cm" svg:height="0.399cm" svg:x="19.207cm" svg:y="11.9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1" draw:style-name="gr6" draw:text-style-name="P6" draw:layer="layout" svg:width="0.399cm" svg:height="0.399cm" svg:x="19.2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2" draw:style-name="gr6" draw:text-style-name="P6" draw:layer="layout" svg:width="0.399cm" svg:height="0.399cm" svg:x="20.751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3" draw:style-name="gr6" draw:text-style-name="P6" draw:layer="layout" svg:width="0.399cm" svg:height="0.399cm" svg:x="21.326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4" draw:style-name="gr6" draw:text-style-name="P6" draw:layer="layout" svg:width="0.399cm" svg:height="0.399cm" svg:x="22.4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" draw:style-name="gr6" draw:text-style-name="P6" draw:layer="layout" svg:width="0.399cm" svg:height="0.399cm" svg:x="15.512cm" svg:y="9.7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" draw:style-name="gr6" draw:text-style-name="P6" draw:layer="layout" svg:width="0.399cm" svg:height="0.399cm" svg:x="15.312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" draw:style-name="gr6" draw:text-style-name="P6" draw:layer="layout" svg:width="0.399cm" svg:height="0.399cm" svg:x="8.783cm" svg:y="10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8" draw:style-name="gr6" draw:text-style-name="P6" draw:layer="layout" svg:width="0.399cm" svg:height="0.399cm" svg:x="8.299cm" svg:y="9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" draw:style-name="gr6" draw:text-style-name="P6" draw:layer="layout" svg:width="0.399cm" svg:height="0.399cm" svg:x="8.299cm" svg:y="8.3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" draw:style-name="gr6" draw:text-style-name="P6" draw:layer="layout" svg:width="0.399cm" svg:height="0.399cm" svg:x="8.299cm" svg:y="7.8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" draw:style-name="gr6" draw:text-style-name="P6" draw:layer="layout" svg:width="0.399cm" svg:height="0.399cm" svg:x="8.88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" draw:style-name="gr6" draw:text-style-name="P6" draw:layer="layout" svg:width="0.399cm" svg:height="0.399cm" svg:x="8.88cm" svg:y="6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" draw:style-name="gr6" draw:text-style-name="P6" draw:layer="layout" svg:width="0.399cm" svg:height="0.399cm" svg:x="3.601cm" svg:y="10.8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" draw:style-name="gr6" draw:text-style-name="P6" draw:layer="layout" svg:width="0.399cm" svg:height="0.399cm" svg:x="3.626cm" svg:y="3.3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name="Picture 8_0" draw:style-name="gr1" draw:text-style-name="P1" draw:layer="layout" svg:width="3.65cm" svg:height="7.937cm" svg:x="19.95cm" svg:y="2.902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7">
          <draw:frame draw:name="Picture 2" draw:style-name="gr1" draw:text-style-name="P1" draw:layer="layout" svg:width="15.429cm" svg:height="10.2cm" svg:x="2.35cm" svg:y="3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6" draw:style-name="gr10" draw:text-style-name="P2" draw:layer="layout" svg:width="5.028cm" svg:height="6cm" svg:x="12.947cm" svg:y="3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2" draw:layer="layout" svg:width="5.028cm" svg:height="6cm" svg:x="2.154cm" svg:y="4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1" draw:text-style-name="P11" draw:layer="layout" svg:width="6.196cm" svg:height="1.765cm" svg:x="6.75cm" svg:y="11.46cm">
            <text:p text:style-name="P3"><text:span text:style-name="T1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1" draw:style-name="gr5" draw:text-style-name="P1" draw:layer="layout" svg:x1="9.848cm" svg:y1="11.8cm" svg:x2="9.848cm" svg:y2="11.46cm">
          <text:p/>
        </draw:line>
        <draw:line draw:name="Straight Connector 15" draw:style-name="gr5" draw:text-style-name="P1" draw:layer="layout" svg:x1="7.408cm" svg:y1="9.118cm" svg:x2="5.608cm" svg:y2="9.118cm">
          <text:p/>
        </draw:line>
        <draw:line draw:name="Straight Connector 17" draw:style-name="gr5" draw:text-style-name="P1" draw:layer="layout" svg:x1="5.608cm" svg:y1="9.118cm" svg:x2="5.608cm" svg:y2="2.399cm">
          <text:p/>
        </draw:line>
        <draw:line draw:name="Straight Connector 19" draw:style-name="gr5" draw:text-style-name="P1" draw:layer="layout" svg:x1="5.608cm" svg:y1="2.399cm" svg:x2="17.111cm" svg:y2="2.399cm">
          <text:p/>
        </draw:line>
        <draw:line draw:name="Straight Connector 21" draw:style-name="gr5" draw:text-style-name="P1" draw:layer="layout" svg:x1="17.111cm" svg:y1="2.399cm" svg:x2="17.111cm" svg:y2="10cm">
          <text:p/>
        </draw:line>
        <draw:line draw:name="Straight Connector 23" draw:style-name="gr5" draw:text-style-name="P1" draw:layer="layout" svg:x1="17.111cm" svg:y1="10cm" svg:x2="21.111cm" svg:y2="10cm">
          <text:p/>
        </draw:line>
        <draw:custom-shape draw:name="Oval 26" draw:style-name="gr6" draw:text-style-name="P6" draw:layer="layout" svg:width="0.399cm" svg:height="0.399cm" svg:x="20.786cm" svg:y="9.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6" draw:text-style-name="P6" draw:layer="layout" svg:width="0.399cm" svg:height="0.399cm" svg:x="7.183cm" svg:y="8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0" draw:style-name="gr5" draw:text-style-name="P1" draw:layer="layout" svg:x1="7.408cm" svg:y1="6.399cm" svg:x2="6.508cm" svg:y2="6.399cm">
          <text:p/>
        </draw:line>
        <draw:line draw:name="Straight Connector 30_0" draw:style-name="gr5" draw:text-style-name="P1" draw:layer="layout" svg:x1="7.408cm" svg:y1="5.399cm" svg:x2="6.508cm" svg:y2="5.399cm">
          <text:p/>
        </draw:line>
        <draw:line draw:name="Straight Connector 32_0" draw:style-name="gr5" draw:text-style-name="P1" draw:layer="layout" svg:x1="6.508cm" svg:y1="5.399cm" svg:x2="6.508cm" svg:y2="6.399cm">
          <text:p/>
        </draw:line>
        <draw:custom-shape draw:name="Oval 34" draw:style-name="gr6" draw:text-style-name="P6" draw:layer="layout" svg:width="0.399cm" svg:height="0.399cm" svg:x="7.24cm" svg:y="5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0" draw:style-name="gr6" draw:text-style-name="P6" draw:layer="layout" svg:width="0.399cm" svg:height="0.399cm" svg:x="7.28cm" svg:y="6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5" draw:text-style-name="P1" draw:layer="layout" svg:x1="7.429cm" svg:y1="7.501cm" svg:x2="6.13cm" svg:y2="7.501cm">
          <text:p/>
        </draw:line>
        <draw:line draw:name="Straight Connector 38_0" draw:style-name="gr5" draw:text-style-name="P1" draw:layer="layout" svg:x1="6.13cm" svg:y1="7.501cm" svg:x2="6.13cm" svg:y2="3.199cm">
          <text:p/>
        </draw:line>
        <draw:line draw:name="Straight Connector 40_0" draw:style-name="gr5" draw:text-style-name="P1" draw:layer="layout" svg:x1="6.13cm" svg:y1="3.199cm" svg:x2="15.911cm" svg:y2="3.199cm">
          <text:p/>
        </draw:line>
        <draw:line draw:name="Straight Connector 42_0" draw:style-name="gr5" draw:text-style-name="P1" draw:layer="layout" svg:x1="15.911cm" svg:y1="3.199cm" svg:x2="15.911cm" svg:y2="12.319cm">
          <text:p/>
        </draw:line>
        <draw:line draw:name="Straight Connector 44_0" draw:style-name="gr5" draw:text-style-name="P1" draw:layer="layout" svg:x1="15.911cm" svg:y1="12.319cm" svg:x2="21.552cm" svg:y2="12.319cm">
          <text:p/>
        </draw:line>
        <draw:line draw:name="Straight Connector 46" draw:style-name="gr5" draw:text-style-name="P1" draw:layer="layout" svg:x1="21.552cm" svg:y1="12.319cm" svg:x2="21.552cm" svg:y2="10.819cm">
          <text:p/>
        </draw:line>
        <draw:custom-shape draw:name="Oval 49" draw:style-name="gr6" draw:text-style-name="P6" draw:layer="layout" svg:width="0.399cm" svg:height="0.399cm" svg:x="21.352cm" svg:y="9.8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6" draw:text-style-name="P6" draw:layer="layout" svg:width="0.399cm" svg:height="0.399cm" svg:x="7.24cm" svg:y="7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1_0" draw:style-name="gr5" draw:text-style-name="P1" draw:layer="layout" svg:x1="18.803cm" svg:y1="10cm" svg:x2="18.803cm" svg:y2="10.6cm">
          <text:p/>
        </draw:line>
        <draw:custom-shape draw:name="Rectangle 52" draw:style-name="gr7" draw:text-style-name="P7" draw:layer="layout" svg:width="0.599cm" svg:height="1.199cm" svg:x="18.50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3_0" draw:style-name="gr5" draw:text-style-name="P1" draw:layer="layout" svg:x1="18.815cm" svg:y1="11.8cm" svg:x2="18.803cm" svg:y2="12.299cm">
          <text:p/>
        </draw:line>
        <draw:custom-shape draw:name="Oval 54" draw:style-name="gr6" draw:text-style-name="P6" draw:layer="layout" svg:width="0.399cm" svg:height="0.399cm" svg:x="18.61cm" svg:y="12.1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6" draw:text-style-name="P6" draw:layer="layout" svg:width="0.399cm" svg:height="0.399cm" svg:x="18.61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" draw:style-name="gr12" draw:text-style-name="P9" draw:layer="layout" svg:width="1.293cm" svg:height="0.381cm" draw:transform="rotate (1.5707963267949) translate (18.071cm 11.899cm)">
          <text:p text:style-name="P8"><text:span text:style-name="T2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0" draw:style-name="gr5" draw:text-style-name="P1" draw:layer="layout" svg:x1="12.51cm" svg:y1="8.6cm" svg:x2="13.911cm" svg:y2="8.6cm">
          <text:p/>
        </draw:line>
        <draw:line draw:name="Straight Connector 61" draw:style-name="gr5" draw:text-style-name="P1" draw:layer="layout" svg:x1="13.911cm" svg:y1="8.6cm" svg:x2="13.911cm" svg:y2="13.4cm">
          <text:p/>
        </draw:line>
        <draw:line draw:name="Straight Connector 2047" draw:style-name="gr5" draw:text-style-name="P1" draw:layer="layout" svg:x1="13.911cm" svg:y1="13.4cm" svg:x2="22.712cm" svg:y2="13.4cm">
          <text:p/>
        </draw:line>
        <draw:line draw:name="Straight Connector 2050" draw:style-name="gr5" draw:text-style-name="P1" draw:layer="layout" svg:x1="22.712cm" svg:y1="13.4cm" svg:x2="22.712cm" svg:y2="10.819cm">
          <text:p/>
        </draw:line>
        <draw:custom-shape draw:name="Oval 67" draw:style-name="gr6" draw:text-style-name="P6" draw:layer="layout" svg:width="0.399cm" svg:height="0.399cm" svg:x="22.503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6" draw:text-style-name="P6" draw:layer="layout" svg:width="0.399cm" svg:height="0.399cm" svg:x="12.329cm" svg:y="8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 draw:name="Group 17">
          <draw:frame draw:name="Picture 2_1" draw:style-name="gr1" draw:text-style-name="P1" draw:layer="layout" svg:width="8.866cm" svg:height="11.119cm" svg:x="8.767cm" svg:y="3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0" draw:style-name="gr2" draw:text-style-name="P2" draw:layer="layout" svg:width="0.599cm" svg:height="0.856cm" svg:x="13.601cm" svg:y="8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0">
          <draw:custom-shape draw:name="Rounded Rectangle 10_0" draw:style-name="gr13" draw:text-style-name="P4" draw:layer="layout" svg:width="1.799cm" svg:height="6.8cm" svg:x="3.8cm" svg:y="4.943cm">
            <text:p text:style-name="P3"><text:span text:style-name="T1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0" draw:style-name="gr4" draw:text-style-name="P5" draw:layer="layout" svg:width="0.599cm" svg:height="0.199cm" svg:x="4.4cm" svg:y="4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0" draw:style-name="gr5" draw:text-style-name="P1" draw:layer="layout" svg:x1="9.4cm" svg:y1="8.943cm" svg:x2="8.767cm" svg:y2="8.943cm">
          <text:p/>
        </draw:line>
        <draw:line draw:name="Straight Connector 16_0" draw:style-name="gr5" draw:text-style-name="P1" draw:layer="layout" svg:x1="10cm" svg:y1="7.142cm" svg:x2="8.767cm" svg:y2="7.142cm">
          <text:p/>
        </draw:line>
        <draw:line draw:name="Straight Connector 18_0" draw:style-name="gr5" draw:text-style-name="P1" draw:layer="layout" svg:x1="8.767cm" svg:y1="8.943cm" svg:x2="8.767cm" svg:y2="7.142cm">
          <text:p/>
        </draw:line>
        <draw:line draw:name="Straight Connector 20_0" draw:style-name="gr5" draw:text-style-name="P1" draw:layer="layout" svg:x1="10cm" svg:y1="8.343cm" svg:x2="6.4cm" svg:y2="8.343cm">
          <text:p/>
        </draw:line>
        <draw:line draw:name="Straight Connector 22_0" draw:style-name="gr5" draw:text-style-name="P1" draw:layer="layout" svg:x1="9.8cm" svg:y1="11.143cm" svg:x2="8.2cm" svg:y2="11.143cm">
          <text:p/>
        </draw:line>
        <draw:line draw:name="Straight Connector 28_1" draw:style-name="gr5" draw:text-style-name="P1" draw:layer="layout" svg:x1="4.7cm" svg:y1="4.542cm" svg:x2="4.7cm" svg:y2="4.142cm">
          <text:p/>
        </draw:line>
        <draw:line draw:name="Straight Connector 30_1" draw:style-name="gr5" draw:text-style-name="P1" draw:layer="layout" svg:x1="4.7cm" svg:y1="4.142cm" svg:x2="6.4cm" svg:y2="4.142cm">
          <text:p/>
        </draw:line>
        <draw:line draw:name="Straight Connector 32_1" draw:style-name="gr5" draw:text-style-name="P1" draw:layer="layout" svg:x1="6.4cm" svg:y1="4.142cm" svg:x2="6.4cm" svg:y2="11.143cm">
          <text:p/>
        </draw:line>
        <draw:line draw:name="Straight Connector 34_0" draw:style-name="gr5" draw:text-style-name="P1" draw:layer="layout" svg:x1="6.4cm" svg:y1="11.143cm" svg:x2="8.2cm" svg:y2="11.143cm">
          <text:p/>
        </draw:line>
        <draw:custom-shape draw:name="Oval 35_1" draw:style-name="gr6" draw:text-style-name="P6" draw:layer="layout" svg:width="0.399cm" svg:height="0.399cm" svg:x="6.2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1" draw:style-name="gr5" draw:text-style-name="P1" draw:layer="layout" svg:x1="4.7cm" svg:y1="11.943cm" svg:x2="4.7cm" svg:y2="14.141cm">
          <text:p/>
        </draw:line>
        <draw:line draw:name="Straight Connector 40_1" draw:style-name="gr5" draw:text-style-name="P1" draw:layer="layout" svg:x1="16.401cm" svg:y1="11.343cm" svg:x2="17.001cm" svg:y2="11.343cm">
          <text:p/>
        </draw:line>
        <draw:line draw:name="Straight Connector 42_1" draw:style-name="gr5" draw:text-style-name="P1" draw:layer="layout" svg:x1="17.001cm" svg:y1="10.743cm" svg:x2="17.001cm" svg:y2="14.141cm">
          <text:p/>
        </draw:line>
        <draw:line draw:name="Straight Connector 44_1" draw:style-name="gr5" draw:text-style-name="P1" draw:layer="layout" svg:x1="17.001cm" svg:y1="14.141cm" svg:x2="4.7cm" svg:y2="14.141cm">
          <text:p/>
        </draw:line>
        <draw:line draw:name="Straight Connector 47_0" draw:style-name="gr5" draw:text-style-name="P1" draw:layer="layout" svg:x1="9.4cm" svg:y1="9.543cm" svg:x2="8cm" svg:y2="9.543cm">
          <text:p/>
        </draw:line>
        <draw:line draw:name="Straight Connector 49_0" draw:style-name="gr5" draw:text-style-name="P1" draw:layer="layout" svg:x1="8cm" svg:y1="9.543cm" svg:x2="8cm" svg:y2="2.542cm">
          <text:p/>
        </draw:line>
        <draw:line draw:name="Straight Connector 51_1" draw:style-name="gr5" draw:text-style-name="P1" draw:layer="layout" svg:x1="8cm" svg:y1="2.542cm" svg:x2="19.601cm" svg:y2="2.542cm">
          <text:p/>
        </draw:line>
        <draw:line draw:name="Straight Connector 53_1" draw:style-name="gr5" draw:text-style-name="P1" draw:layer="layout" svg:x1="19.601cm" svg:y1="2.542cm" svg:x2="19.601cm" svg:y2="10.743cm">
          <text:p/>
        </draw:line>
        <draw:line draw:name="Straight Connector 1028_0" draw:style-name="gr5" draw:text-style-name="P1" draw:layer="layout" svg:x1="19.601cm" svg:y1="10.743cm" svg:x2="22.226cm" svg:y2="10.743cm">
          <text:p/>
        </draw:line>
        <draw:line draw:name="Straight Connector 1041_0" draw:style-name="gr5" draw:text-style-name="P1" draw:layer="layout" svg:x1="17.001cm" svg:y1="14.141cm" svg:x2="21.801cm" svg:y2="14.141cm">
          <text:p/>
        </draw:line>
        <draw:custom-shape draw:name="Oval 85_0" draw:style-name="gr6" draw:text-style-name="P6" draw:layer="layout" svg:width="0.399cm" svg:height="0.399cm" svg:x="16.801cm" svg:y="14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0" draw:style-name="gr5" draw:text-style-name="P1" draw:layer="layout" svg:x1="16.524cm" svg:y1="10.743cm" svg:x2="17.001cm" svg:y2="10.743cm">
          <text:p/>
        </draw:line>
        <draw:custom-shape draw:name="Oval 99_0" draw:style-name="gr6" draw:text-style-name="P6" draw:layer="layout" svg:width="0.399cm" svg:height="0.399cm" svg:x="16.825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0" draw:style-name="gr6" draw:text-style-name="P6" draw:layer="layout" svg:width="0.399cm" svg:height="0.399cm" svg:x="16.413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0" draw:style-name="gr6" draw:text-style-name="P6" draw:layer="layout" svg:width="0.399cm" svg:height="0.399cm" svg:x="16.213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0" draw:style-name="gr6" draw:text-style-name="P6" draw:layer="layout" svg:width="0.399cm" svg:height="0.399cm" svg:x="9.684cm" svg:y="11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0" draw:style-name="gr6" draw:text-style-name="P6" draw:layer="layout" svg:width="0.399cm" svg:height="0.399cm" svg:x="9.2cm" svg:y="9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0" draw:style-name="gr6" draw:text-style-name="P6" draw:layer="layout" svg:width="0.399cm" svg:height="0.399cm" svg:x="9.2cm" svg:y="8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0" draw:style-name="gr6" draw:text-style-name="P6" draw:layer="layout" svg:width="0.399cm" svg:height="0.399cm" svg:x="9.781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0" draw:style-name="gr6" draw:text-style-name="P6" draw:layer="layout" svg:width="0.399cm" svg:height="0.399cm" svg:x="9.781cm" svg:y="6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0" draw:style-name="gr6" draw:text-style-name="P6" draw:layer="layout" svg:width="0.399cm" svg:height="0.399cm" svg:x="4.502cm" svg:y="11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0" draw:style-name="gr6" draw:text-style-name="P6" draw:layer="layout" svg:width="0.399cm" svg:height="0.399cm" svg:x="4.527cm" svg:y="4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" draw:style-name="gr1" draw:text-style-name="P1" draw:layer="layout" svg:width="2.969cm" svg:height="9.369cm" svg:x="20.698cm" svg:y="1.058cm">
          <draw:image xlink:href="Pictures/10000201000000E9000002DFE42A6DB8E81A14B9.png" xlink:type="simple" xlink:show="embed" xlink:actuate="onLoad" loext:mime-type="image/png">
            <text:p/>
          </draw:image>
        </draw:frame>
        <draw:line draw:name="Straight Connector 62" draw:style-name="gr5" draw:text-style-name="P1" draw:layer="layout" svg:x1="22.226cm" svg:y1="10.743cm" svg:x2="22.226cm" svg:y2="9.098cm">
          <text:p/>
        </draw:line>
        <draw:line draw:name="Straight Connector 65" draw:style-name="gr5" draw:text-style-name="P1" draw:layer="layout" svg:x1="21.801cm" svg:y1="14.141cm" svg:x2="21.801cm" svg:y2="10.136cm">
          <text:p/>
        </draw:line>
        <draw:line draw:name="Straight Connector 21_0" draw:style-name="gr5" draw:text-style-name="P1" draw:layer="layout" svg:x1="16.612cm" svg:y1="8.543cm" svg:x2="19.181cm" svg:y2="8.543cm">
          <text:p/>
        </draw:line>
        <draw:line draw:name="Straight Connector 26" draw:style-name="gr5" draw:text-style-name="P1" draw:layer="layout" svg:x1="21.961cm" svg:y1="9.833cm" svg:x2="21.961cm" svg:y2="12.849cm">
          <text:p/>
        </draw:line>
        <draw:line draw:name="Straight Connector 29" draw:style-name="gr5" draw:text-style-name="P1" draw:layer="layout" svg:x1="21.961cm" svg:y1="12.849cm" svg:x2="19.201cm" svg:y2="12.849cm">
          <text:p/>
        </draw:line>
        <draw:line draw:name="Straight Connector 33" draw:style-name="gr5" draw:text-style-name="P1" draw:layer="layout" svg:x1="19.181cm" svg:y1="12.849cm" svg:x2="19.181cm" svg:y2="8.543cm">
          <text:p/>
        </draw:line>
        <draw:line draw:name="Straight Connector 37" draw:style-name="gr5" draw:text-style-name="P1" draw:layer="layout" svg:x1="22.067cm" svg:y1="9.409cm" svg:x2="22.08cm" svg:y2="13.418cm">
          <text:p/>
        </draw:line>
        <draw:line draw:name="Straight Connector 45" draw:style-name="gr5" draw:text-style-name="P1" draw:layer="layout" svg:x1="22.08cm" svg:y1="13.418cm" svg:x2="18.601cm" svg:y2="13.418cm">
          <text:p/>
        </draw:line>
        <draw:line draw:name="Straight Connector 50" draw:style-name="gr5" draw:text-style-name="P1" draw:layer="layout" svg:x1="18.601cm" svg:y1="13.418cm" svg:x2="18.601cm" svg:y2="9.098cm">
          <text:p/>
        </draw:line>
        <draw:line draw:name="Straight Connector 54" draw:style-name="gr5" draw:text-style-name="P1" draw:layer="layout" svg:x1="16.612cm" svg:y1="9.098cm" svg:x2="18.601cm" svg:y2="9.098cm">
          <text:p/>
        </draw:line>
        <draw:custom-shape draw:name="Oval 91" draw:style-name="gr6" draw:text-style-name="P6" draw:layer="layout" svg:width="0.399cm" svg:height="0.399cm" svg:x="16.425cm" svg:y="8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" draw:style-name="gr6" draw:text-style-name="P6" draw:layer="layout" svg:width="0.399cm" svg:height="0.399cm" svg:x="16.413cm" svg:y="8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 draw:name="Group 5">
          <draw:frame draw:name="Picture 2_2" draw:style-name="gr1" draw:text-style-name="P1" draw:layer="layout" svg:width="15.429cm" svg:height="10.2cm" svg:x="1.133cm" svg:y="1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0" draw:style-name="gr10" draw:text-style-name="P2" draw:layer="layout" svg:width="5.028cm" svg:height="6cm" svg:x="11.731cm" svg:y="2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0" draw:style-name="gr10" draw:text-style-name="P2" draw:layer="layout" svg:width="5.028cm" svg:height="6cm" svg:x="0.937cm" svg:y="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0" draw:style-name="gr14" draw:text-style-name="P11" draw:layer="layout" svg:width="6.196cm" svg:height="1.765cm" svg:x="5.534cm" svg:y="10.06cm">
            <text:p text:style-name="P3"><text:span text:style-name="T1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" draw:style-name="gr5" draw:text-style-name="P1" draw:layer="layout" svg:x1="8.632cm" svg:y1="10.4cm" svg:x2="8.632cm" svg:y2="10.06cm">
          <text:p/>
        </draw:line>
        <draw:frame draw:name="Picture 2_3" draw:style-name="gr1" draw:text-style-name="P1" draw:layer="layout" svg:width="9.423cm" svg:height="9.423cm" svg:x="14.977cm" svg:y="1.68cm">
          <draw:image xlink:href="Pictures/100000000000032F0000032FA1F4F4FBD66B0E92.jpg" xlink:type="simple" xlink:show="embed" xlink:actuate="onLoad" loext:mime-type="image/jpeg">
            <text:p/>
          </draw:image>
          <svg:desc>X12962解说图</svg:desc>
        </draw:frame>
        <draw:custom-shape draw:name="Rectangle 12" draw:style-name="gr15" draw:text-style-name="P2" draw:layer="layout" svg:width="5.028cm" svg:height="1.578cm" svg:x="12.5cm" svg:y="1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5" draw:text-style-name="P1" draw:layer="layout" svg:x1="11.358cm" svg:y1="7.2cm" svg:x2="13.159cm" svg:y2="7.2cm">
          <text:p/>
        </draw:line>
        <draw:line draw:name="Straight Connector 15_0" draw:style-name="gr5" draw:text-style-name="P1" draw:layer="layout" svg:x1="13.159cm" svg:y1="7.2cm" svg:x2="13.159cm" svg:y2="10.4cm">
          <text:p/>
        </draw:line>
        <draw:line draw:name="Straight Connector 17_0" draw:style-name="gr5" draw:text-style-name="P1" draw:layer="layout" svg:x1="13.159cm" svg:y1="10.4cm" svg:x2="17.223cm" svg:y2="10.4cm">
          <text:p/>
        </draw:line>
        <draw:custom-shape draw:name="Oval 21" draw:style-name="gr6" draw:text-style-name="P6" draw:layer="layout" svg:width="0.399cm" svg:height="0.399cm" svg:x="11.13cm" svg:y="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" draw:style-name="gr5" draw:text-style-name="P1" draw:layer="layout" svg:x1="6.198cm" svg:y1="7.739cm" svg:x2="4.998cm" svg:y2="7.739cm">
          <text:p/>
        </draw:line>
        <draw:line draw:name="Straight Connector 26_0" draw:style-name="gr5" draw:text-style-name="P1" draw:layer="layout" svg:x1="4.998cm" svg:y1="7.739cm" svg:x2="4.998cm" svg:y2="12.8cm">
          <text:p/>
        </draw:line>
        <draw:line draw:name="Straight Connector 28_2" draw:style-name="gr5" draw:text-style-name="P1" draw:layer="layout" svg:x1="4.998cm" svg:y1="12.8cm" svg:x2="17.528cm" svg:y2="12.8cm">
          <text:p/>
        </draw:line>
        <draw:line draw:name="Straight Connector 30_2" draw:style-name="gr5" draw:text-style-name="P1" draw:layer="layout" svg:x1="17.528cm" svg:y1="12.8cm" svg:x2="17.528cm" svg:y2="9.4cm">
          <text:p/>
        </draw:line>
        <draw:custom-shape draw:name="Oval 32" draw:style-name="gr6" draw:text-style-name="P6" draw:layer="layout" svg:width="0.399cm" svg:height="0.399cm" svg:x="6.027cm" svg:y="7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0" draw:style-name="gr5" draw:text-style-name="P1" draw:layer="layout" svg:x1="11.329cm" svg:y1="5.6cm" svg:x2="14.245cm" svg:y2="5.6cm">
          <text:p/>
        </draw:line>
        <draw:line draw:name="Straight Connector 37_0" draw:style-name="gr5" draw:text-style-name="P1" draw:layer="layout" svg:x1="11.263cm" svg:y1="4.999cm" svg:x2="14.759cm" svg:y2="4.999cm">
          <text:p/>
        </draw:line>
        <draw:line draw:name="Straight Connector 39" draw:style-name="gr5" draw:text-style-name="P1" draw:layer="layout" svg:x1="14.245cm" svg:y1="5.6cm" svg:x2="14.245cm" svg:y2="12.2cm">
          <text:p/>
        </draw:line>
        <draw:line draw:name="Straight Connector 41" draw:style-name="gr5" draw:text-style-name="P1" draw:layer="layout" svg:x1="14.245cm" svg:y1="12.2cm" svg:x2="17.466cm" svg:y2="12.209cm">
          <text:p/>
        </draw:line>
        <draw:line draw:name="Straight Connector 45_0" draw:style-name="gr5" draw:text-style-name="P1" draw:layer="layout" svg:x1="17.446cm" svg:y1="9.6cm" svg:x2="17.446cm" svg:y2="12.209cm">
          <text:p/>
        </draw:line>
        <draw:line draw:name="Straight Connector 49_1" draw:style-name="gr5" draw:text-style-name="P1" draw:layer="layout" svg:x1="17.324cm" svg:y1="9.973cm" svg:x2="17.324cm" svg:y2="11.477cm">
          <text:p/>
        </draw:line>
        <draw:line draw:name="Straight Connector 51_2" draw:style-name="gr5" draw:text-style-name="P1" draw:layer="layout" svg:x1="17.324cm" svg:y1="11.477cm" svg:x2="14.759cm" svg:y2="11.477cm">
          <text:p/>
        </draw:line>
        <draw:line draw:name="Straight Connector 53_2" draw:style-name="gr5" draw:text-style-name="P1" draw:layer="layout" svg:x1="14.759cm" svg:y1="11.477cm" svg:x2="14.759cm" svg:y2="4.999cm">
          <text:p/>
        </draw:line>
        <draw:custom-shape draw:name="Oval 56" draw:style-name="gr6" draw:text-style-name="P6" draw:layer="layout" svg:width="0.399cm" svg:height="0.399cm" svg:x="11.13cm" svg:y="4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6" draw:text-style-name="P6" draw:layer="layout" svg:width="0.399cm" svg:height="0.399cm" svg:x="11.129cm" svg:y="5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0" draw:style-name="gr5" draw:text-style-name="P1" draw:layer="layout" svg:x1="6.182cm" svg:y1="5.033cm" svg:x2="5.282cm" svg:y2="5.033cm">
          <text:p/>
        </draw:line>
        <draw:line draw:name="Straight Connector 63" draw:style-name="gr5" draw:text-style-name="P1" draw:layer="layout" svg:x1="5.282cm" svg:y1="4.032cm" svg:x2="5.282cm" svg:y2="5.033cm">
          <text:p/>
        </draw:line>
        <draw:custom-shape draw:name="Oval 64" draw:style-name="gr6" draw:text-style-name="P6" draw:layer="layout" svg:width="0.399cm" svg:height="0.399cm" svg:x="6.014cm" svg:y="3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6" draw:text-style-name="P6" draw:layer="layout" svg:width="0.399cm" svg:height="0.399cm" svg:x="6.054cm" svg:y="4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" draw:style-name="gr5" draw:text-style-name="P1" draw:layer="layout" svg:x1="6.182cm" svg:y1="4.058cm" svg:x2="5.282cm" svg:y2="4.058cm">
          <text:p/>
        </draw:lin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name="Picture 2_4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0">
          <draw:frame draw:name="Picture 2_5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1">
          <draw:custom-shape draw:name="Rounded Rectangle 10_1" draw:style-name="gr16" draw:text-style-name="P4" draw:layer="layout" svg:width="1.799cm" svg:height="6.8cm" svg:x="3.2cm" svg:y="4.001cm">
            <text:p text:style-name="P3"><text:span text:style-name="T1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1" draw:style-name="gr4" draw:text-style-name="P5" draw:layer="layout" svg:width="0.599cm" svg:height="0.199cm" svg:x="3.8cm" svg:y="3.80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1" draw:style-name="gr5" draw:text-style-name="P1" draw:layer="layout" svg:x1="8.8cm" svg:y1="8.001cm" svg:x2="8.167cm" svg:y2="8.001cm">
          <text:p/>
        </draw:line>
        <draw:line draw:name="Straight Connector 16_1" draw:style-name="gr5" draw:text-style-name="P1" draw:layer="layout" svg:x1="9.4cm" svg:y1="6.2cm" svg:x2="8.167cm" svg:y2="6.2cm">
          <text:p/>
        </draw:line>
        <draw:line draw:name="Straight Connector 18_1" draw:style-name="gr5" draw:text-style-name="P1" draw:layer="layout" svg:x1="8.167cm" svg:y1="8.001cm" svg:x2="8.167cm" svg:y2="6.2cm">
          <text:p/>
        </draw:line>
        <draw:line draw:name="Straight Connector 20_1" draw:style-name="gr5" draw:text-style-name="P1" draw:layer="layout" svg:x1="9.4cm" svg:y1="7.401cm" svg:x2="5.8cm" svg:y2="7.401cm">
          <text:p/>
        </draw:line>
        <draw:line draw:name="Straight Connector 22_1" draw:style-name="gr5" draw:text-style-name="P1" draw:layer="layout" svg:x1="9.2cm" svg:y1="10.201cm" svg:x2="7.6cm" svg:y2="10.201cm">
          <text:p/>
        </draw:line>
        <draw:line draw:name="Straight Connector 28_3" draw:style-name="gr5" draw:text-style-name="P1" draw:layer="layout" svg:x1="4.1cm" svg:y1="3.6cm" svg:x2="4.1cm" svg:y2="3.2cm">
          <text:p/>
        </draw:line>
        <draw:line draw:name="Straight Connector 30_3" draw:style-name="gr5" draw:text-style-name="P1" draw:layer="layout" svg:x1="4.1cm" svg:y1="3.2cm" svg:x2="5.8cm" svg:y2="3.2cm">
          <text:p/>
        </draw:line>
        <draw:line draw:name="Straight Connector 32_2" draw:style-name="gr5" draw:text-style-name="P1" draw:layer="layout" svg:x1="5.8cm" svg:y1="3.2cm" svg:x2="5.8cm" svg:y2="10.201cm">
          <text:p/>
        </draw:line>
        <draw:line draw:name="Straight Connector 34_1" draw:style-name="gr5" draw:text-style-name="P1" draw:layer="layout" svg:x1="5.8cm" svg:y1="10.201cm" svg:x2="7.6cm" svg:y2="10.201cm">
          <text:p/>
        </draw:line>
        <draw:custom-shape draw:name="Oval 35_2" draw:style-name="gr6" draw:text-style-name="P6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2" draw:style-name="gr5" draw:text-style-name="P1" draw:layer="layout" svg:x1="4.1cm" svg:y1="11.001cm" svg:x2="4.1cm" svg:y2="13.199cm">
          <text:p/>
        </draw:line>
        <draw:line draw:name="Straight Connector 40_2" draw:style-name="gr5" draw:text-style-name="P1" draw:layer="layout" svg:x1="15.801cm" svg:y1="10.401cm" svg:x2="16.401cm" svg:y2="10.401cm">
          <text:p/>
        </draw:line>
        <draw:line draw:name="Straight Connector 42_2" draw:style-name="gr5" draw:text-style-name="P1" draw:layer="layout" svg:x1="16.401cm" svg:y1="9.801cm" svg:x2="16.401cm" svg:y2="13.199cm">
          <text:p/>
        </draw:line>
        <draw:line draw:name="Straight Connector 44_2" draw:style-name="gr5" draw:text-style-name="P1" draw:layer="layout" svg:x1="16.401cm" svg:y1="13.199cm" svg:x2="4.1cm" svg:y2="13.199cm">
          <text:p/>
        </draw:line>
        <draw:line draw:name="Straight Connector 47_1" draw:style-name="gr5" draw:text-style-name="P1" draw:layer="layout" svg:x1="8.8cm" svg:y1="8.601cm" svg:x2="7.4cm" svg:y2="8.601cm">
          <text:p/>
        </draw:line>
        <draw:line draw:name="Straight Connector 49_2" draw:style-name="gr5" draw:text-style-name="P1" draw:layer="layout" svg:x1="7.4cm" svg:y1="8.601cm" svg:x2="7.4cm" svg:y2="1.6cm">
          <text:p/>
        </draw:line>
        <draw:line draw:name="Straight Connector 51_3" draw:style-name="gr5" draw:text-style-name="P1" draw:layer="layout" svg:x1="7.4cm" svg:y1="1.6cm" svg:x2="19.001cm" svg:y2="1.6cm">
          <text:p/>
        </draw:line>
        <draw:line draw:name="Straight Connector 53_3" draw:style-name="gr5" draw:text-style-name="P1" draw:layer="layout" svg:x1="19.001cm" svg:y1="1.6cm" svg:x2="19.001cm" svg:y2="9.801cm">
          <text:p/>
        </draw:line>
        <draw:line draw:name="Straight Connector 1028_1" draw:style-name="gr5" draw:text-style-name="P1" draw:layer="layout" svg:x1="19.001cm" svg:y1="9.801cm" svg:x2="20.601cm" svg:y2="9.801cm">
          <text:p/>
        </draw:line>
        <draw:line draw:name="Straight Connector 1041_1" draw:style-name="gr5" draw:text-style-name="P1" draw:layer="layout" svg:x1="16.401cm" svg:y1="13.199cm" svg:x2="21.201cm" svg:y2="13.199cm">
          <text:p/>
        </draw:line>
        <draw:custom-shape draw:name="Oval 85_1" draw:style-name="gr6" draw:text-style-name="P6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" draw:style-name="gr5" draw:text-style-name="P1" draw:layer="layout" svg:x1="15.924cm" svg:y1="9.801cm" svg:x2="16.401cm" svg:y2="9.801cm">
          <text:p/>
        </draw:line>
        <draw:custom-shape draw:name="Oval 99_1" draw:style-name="gr6" draw:text-style-name="P6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1" draw:style-name="gr6" draw:text-style-name="P6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1" draw:style-name="gr6" draw:text-style-name="P6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" draw:style-name="gr6" draw:text-style-name="P6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1" draw:style-name="gr6" draw:text-style-name="P6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1" draw:style-name="gr6" draw:text-style-name="P6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1" draw:style-name="gr6" draw:text-style-name="P6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1" draw:style-name="gr6" draw:text-style-name="P6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1" draw:style-name="gr6" draw:text-style-name="P6" draw:layer="layout" svg:width="0.399cm" svg:height="0.399cm" svg:x="3.902cm" svg:y="10.8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1" draw:style-name="gr6" draw:text-style-name="P6" draw:layer="layout" svg:width="0.399cm" svg:height="0.399cm" svg:x="3.927cm" svg:y="3.3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1" draw:style-name="gr5" draw:text-style-name="P1" draw:layer="layout" svg:x1="20.601cm" svg:y1="9.801cm" svg:x2="20.601cm" svg:y2="7.274cm">
          <text:p/>
        </draw:line>
        <draw:line draw:name="Straight Connector 65_0" draw:style-name="gr5" draw:text-style-name="P1" draw:layer="layout" svg:x1="21.265cm" svg:y1="13.258cm" svg:x2="21.265cm" svg:y2="7.274cm">
          <text:p/>
        </draw:line>
        <draw:line draw:name="Straight Connector 21_1" draw:style-name="gr5" draw:text-style-name="P1" draw:layer="layout" svg:x1="16.012cm" svg:y1="7.601cm" svg:x2="18.581cm" svg:y2="7.601cm">
          <text:p/>
        </draw:line>
        <draw:line draw:name="Straight Connector 26_1" draw:style-name="gr5" draw:text-style-name="P1" draw:layer="layout" svg:x1="21.865cm" svg:y1="7.401cm" svg:x2="21.865cm" svg:y2="11.907cm">
          <text:p/>
        </draw:line>
        <draw:line draw:name="Straight Connector 29_0" draw:style-name="gr5" draw:text-style-name="P1" draw:layer="layout" svg:x1="21.865cm" svg:y1="11.907cm" svg:x2="18.601cm" svg:y2="11.907cm">
          <text:p/>
        </draw:line>
        <draw:line draw:name="Straight Connector 33_1" draw:style-name="gr5" draw:text-style-name="P1" draw:layer="layout" svg:x1="18.581cm" svg:y1="11.907cm" svg:x2="18.581cm" svg:y2="7.601cm">
          <text:p/>
        </draw:line>
        <draw:line draw:name="Straight Connector 37_1" draw:style-name="gr5" draw:text-style-name="P1" draw:layer="layout" svg:x1="22.456cm" svg:y1="7.312cm" svg:x2="22.456cm" svg:y2="12.476cm">
          <text:p/>
        </draw:line>
        <draw:line draw:name="Straight Connector 45_1" draw:style-name="gr5" draw:text-style-name="P1" draw:layer="layout" svg:x1="22.456cm" svg:y1="12.476cm" svg:x2="18.001cm" svg:y2="12.476cm">
          <text:p/>
        </draw:line>
        <draw:line draw:name="Straight Connector 50_0" draw:style-name="gr5" draw:text-style-name="P1" draw:layer="layout" svg:x1="18.001cm" svg:y1="12.476cm" svg:x2="18.001cm" svg:y2="8.156cm">
          <text:p/>
        </draw:line>
        <draw:line draw:name="Straight Connector 54_0" draw:style-name="gr5" draw:text-style-name="P1" draw:layer="layout" svg:x1="16.012cm" svg:y1="8.156cm" svg:x2="18.001cm" svg:y2="8.156cm">
          <text:p/>
        </draw:line>
        <draw:custom-shape draw:name="Oval 91_0" draw:style-name="gr6" draw:text-style-name="P6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0" draw:style-name="gr6" draw:text-style-name="P6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6" draw:text-style-name="P6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6" draw:text-style-name="P6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0" draw:style-name="gr6" draw:text-style-name="P6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0" draw:style-name="gr6" draw:text-style-name="P6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name="Picture 38" draw:style-name="gr1" draw:text-style-name="P1" draw:layer="layout" svg:width="2.476cm" svg:height="3.017cm" svg:x="20.124cm" svg:y="3.417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5_0">
          <draw:frame draw:name="Picture 2_6" draw:style-name="gr1" draw:text-style-name="P1" draw:layer="layout" svg:width="15.429cm" svg:height="10.2cm" svg:x="2.007cm" svg:y="2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" draw:style-name="gr10" draw:text-style-name="P2" draw:layer="layout" svg:width="5.028cm" svg:height="6cm" svg:x="12.605cm" svg:y="2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1" draw:style-name="gr10" draw:text-style-name="P2" draw:layer="layout" svg:width="5.028cm" svg:height="6cm" svg:x="1.811cm" svg:y="3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1" draw:style-name="gr17" draw:text-style-name="P11" draw:layer="layout" svg:width="6.196cm" svg:height="1.765cm" svg:x="6.408cm" svg:y="10.46cm">
            <text:p text:style-name="P3"><text:span text:style-name="T1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0" draw:style-name="gr5" draw:text-style-name="P1" draw:layer="layout" svg:x1="9.506cm" svg:y1="10.8cm" svg:x2="9.506cm" svg:y2="10.46cm">
          <text:p/>
        </draw:line>
        <draw:custom-shape draw:name="Rectangle 12_0" draw:style-name="gr15" draw:text-style-name="P2" draw:layer="layout" svg:width="5.028cm" svg:height="1.578cm" svg:x="13.374cm" svg:y="1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0" draw:style-name="gr5" draw:text-style-name="P1" draw:layer="layout" svg:x1="12.232cm" svg:y1="7.6cm" svg:x2="14.033cm" svg:y2="7.6cm">
          <text:p/>
        </draw:line>
        <draw:line draw:name="Straight Connector 15_1" draw:style-name="gr5" draw:text-style-name="P1" draw:layer="layout" svg:x1="14.033cm" svg:y1="7.6cm" svg:x2="14.033cm" svg:y2="10.8cm">
          <text:p/>
        </draw:line>
        <draw:line draw:name="Straight Connector 17_1" draw:style-name="gr5" draw:text-style-name="P1" draw:layer="layout" svg:x1="14.033cm" svg:y1="10.8cm" svg:x2="21.035cm" svg:y2="10.8cm">
          <text:p/>
        </draw:line>
        <draw:custom-shape draw:name="Oval 21_0" draw:style-name="gr6" draw:text-style-name="P6" draw:layer="layout" svg:width="0.399cm" svg:height="0.399cm" svg:x="12.004cm" svg:y="7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0" draw:style-name="gr5" draw:text-style-name="P1" draw:layer="layout" svg:x1="7.072cm" svg:y1="8.139cm" svg:x2="5.872cm" svg:y2="8.139cm">
          <text:p/>
        </draw:line>
        <draw:line draw:name="Straight Connector 26_2" draw:style-name="gr5" draw:text-style-name="P1" draw:layer="layout" svg:x1="5.872cm" svg:y1="8.139cm" svg:x2="5.872cm" svg:y2="13.2cm">
          <text:p/>
        </draw:line>
        <draw:line draw:name="Straight Connector 28_4" draw:style-name="gr5" draw:text-style-name="P1" draw:layer="layout" svg:x1="5.872cm" svg:y1="13.2cm" svg:x2="20.379cm" svg:y2="13.2cm">
          <text:p/>
        </draw:line>
        <draw:line draw:name="Straight Connector 30_4" draw:style-name="gr5" draw:text-style-name="P1" draw:layer="layout" svg:x1="20.379cm" svg:y1="13.2cm" svg:x2="20.379cm" svg:y2="6.19cm">
          <text:p/>
        </draw:line>
        <draw:custom-shape draw:name="Oval 32_0" draw:style-name="gr6" draw:text-style-name="P6" draw:layer="layout" svg:width="0.399cm" svg:height="0.399cm" svg:x="6.901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2" draw:style-name="gr5" draw:text-style-name="P1" draw:layer="layout" svg:x1="12.203cm" svg:y1="6cm" svg:x2="15.119cm" svg:y2="6cm">
          <text:p/>
        </draw:line>
        <draw:line draw:name="Straight Connector 37_2" draw:style-name="gr5" draw:text-style-name="P1" draw:layer="layout" svg:x1="12.137cm" svg:y1="5.399cm" svg:x2="15.633cm" svg:y2="5.399cm">
          <text:p/>
        </draw:line>
        <draw:line draw:name="Straight Connector 39_0" draw:style-name="gr5" draw:text-style-name="P1" draw:layer="layout" svg:x1="15.119cm" svg:y1="6cm" svg:x2="15.119cm" svg:y2="8.884cm">
          <text:p/>
        </draw:line>
        <draw:line draw:name="Straight Connector 41_0" draw:style-name="gr5" draw:text-style-name="P1" draw:layer="layout" svg:x1="15.119cm" svg:y1="8.875cm" svg:x2="22.224cm" svg:y2="8.884cm">
          <text:p/>
        </draw:line>
        <draw:line draw:name="Straight Connector 45_2" draw:style-name="gr5" draw:text-style-name="P1" draw:layer="layout" svg:x1="22.224cm" svg:y1="6.267cm" svg:x2="22.224cm" svg:y2="8.875cm">
          <text:p/>
        </draw:line>
        <draw:line draw:name="Straight Connector 49_3" draw:style-name="gr5" draw:text-style-name="P1" draw:layer="layout" svg:x1="21.649cm" svg:y1="6.296cm" svg:x2="21.649cm" svg:y2="7.939cm">
          <text:p/>
        </draw:line>
        <draw:line draw:name="Straight Connector 51_4" draw:style-name="gr5" draw:text-style-name="P1" draw:layer="layout" svg:x1="21.649cm" svg:y1="7.939cm" svg:x2="15.633cm" svg:y2="7.939cm">
          <text:p/>
        </draw:line>
        <draw:line draw:name="Straight Connector 53_4" draw:style-name="gr5" draw:text-style-name="P1" draw:layer="layout" svg:x1="15.633cm" svg:y1="7.939cm" svg:x2="15.633cm" svg:y2="5.399cm">
          <text:p/>
        </draw:line>
        <draw:custom-shape draw:name="Oval 56_0" draw:style-name="gr6" draw:text-style-name="P6" draw:layer="layout" svg:width="0.399cm" svg:height="0.399cm" svg:x="12.004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0" draw:style-name="gr6" draw:text-style-name="P6" draw:layer="layout" svg:width="0.399cm" svg:height="0.399cm" svg:x="12.003cm" svg:y="5.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2" draw:style-name="gr5" draw:text-style-name="P1" draw:layer="layout" svg:x1="7.056cm" svg:y1="5.433cm" svg:x2="6.156cm" svg:y2="5.433cm">
          <text:p/>
        </draw:line>
        <draw:line draw:name="Straight Connector 63_0" draw:style-name="gr5" draw:text-style-name="P1" draw:layer="layout" svg:x1="6.156cm" svg:y1="4.432cm" svg:x2="6.156cm" svg:y2="5.433cm">
          <text:p/>
        </draw:line>
        <draw:custom-shape draw:name="Oval 64_0" draw:style-name="gr6" draw:text-style-name="P6" draw:layer="layout" svg:width="0.399cm" svg:height="0.399cm" svg:x="6.888cm" svg:y="4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_0" draw:style-name="gr6" draw:text-style-name="P6" draw:layer="layout" svg:width="0.399cm" svg:height="0.399cm" svg:x="6.928cm" svg:y="5.2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0" draw:style-name="gr5" draw:text-style-name="P1" draw:layer="layout" svg:x1="7.056cm" svg:y1="4.458cm" svg:x2="6.156cm" svg:y2="4.458cm">
          <text:p/>
        </draw:line>
        <draw:custom-shape draw:name="Oval 40" draw:style-name="gr6" draw:text-style-name="P6" draw:layer="layout" svg:width="0.399cm" svg:height="0.399cm" svg:x="20.18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6" draw:text-style-name="P6" draw:layer="layout" svg:width="0.399cm" svg:height="0.399cm" svg:x="20.836cm" svg:y="5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6" draw:text-style-name="P6" draw:layer="layout" svg:width="0.399cm" svg:height="0.399cm" svg:x="21.449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6" draw:text-style-name="P6" draw:layer="layout" svg:width="0.399cm" svg:height="0.399cm" svg:x="22.025cm" svg:y="5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_0" draw:style-name="gr5" draw:text-style-name="P1" draw:layer="layout" svg:x1="21.008cm" svg:y1="10.8cm" svg:x2="21.008cm" svg:y2="6.376cm">
          <text:p/>
        </draw:lin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name="Picture 56" draw:style-name="gr1" draw:text-style-name="P1" draw:layer="layout" svg:width="3.424cm" svg:height="4.307cm" svg:x="20.776cm" svg:y="2.722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17_1">
          <draw:frame draw:name="Picture 2_7" draw:style-name="gr1" draw:text-style-name="P1" draw:layer="layout" svg:width="8.866cm" svg:height="11.119cm" svg:x="8.8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" draw:style-name="gr2" draw:text-style-name="P2" draw:layer="layout" svg:width="0.599cm" svg:height="0.856cm" svg:x="13.7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2">
          <draw:custom-shape draw:name="Rounded Rectangle 10_2" draw:style-name="gr18" draw:text-style-name="P4" draw:layer="layout" svg:width="1.799cm" svg:height="6.8cm" svg:x="3.916cm" svg:y="3.943cm">
            <text:p text:style-name="P3"><text:span text:style-name="T1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2" draw:style-name="gr4" draw:text-style-name="P5" draw:layer="layout" svg:width="0.599cm" svg:height="0.199cm" svg:x="4.516cm" svg:y="3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2" draw:style-name="gr5" draw:text-style-name="P1" draw:layer="layout" svg:x1="9.516cm" svg:y1="7.943cm" svg:x2="8.883cm" svg:y2="7.943cm">
          <text:p/>
        </draw:line>
        <draw:line draw:name="Straight Connector 16_2" draw:style-name="gr5" draw:text-style-name="P1" draw:layer="layout" svg:x1="10.116cm" svg:y1="6.142cm" svg:x2="8.883cm" svg:y2="6.142cm">
          <text:p/>
        </draw:line>
        <draw:line draw:name="Straight Connector 18_2" draw:style-name="gr5" draw:text-style-name="P1" draw:layer="layout" svg:x1="8.883cm" svg:y1="7.943cm" svg:x2="8.883cm" svg:y2="6.142cm">
          <text:p/>
        </draw:line>
        <draw:line draw:name="Straight Connector 20_2" draw:style-name="gr5" draw:text-style-name="P1" draw:layer="layout" svg:x1="10.116cm" svg:y1="7.343cm" svg:x2="6.516cm" svg:y2="7.343cm">
          <text:p/>
        </draw:line>
        <draw:line draw:name="Straight Connector 22_2" draw:style-name="gr5" draw:text-style-name="P1" draw:layer="layout" svg:x1="9.916cm" svg:y1="10.143cm" svg:x2="8.316cm" svg:y2="10.143cm">
          <text:p/>
        </draw:line>
        <draw:line draw:name="Straight Connector 28_5" draw:style-name="gr5" draw:text-style-name="P1" draw:layer="layout" svg:x1="4.816cm" svg:y1="3.542cm" svg:x2="4.816cm" svg:y2="3.142cm">
          <text:p/>
        </draw:line>
        <draw:line draw:name="Straight Connector 30_5" draw:style-name="gr5" draw:text-style-name="P1" draw:layer="layout" svg:x1="4.816cm" svg:y1="3.142cm" svg:x2="6.516cm" svg:y2="3.142cm">
          <text:p/>
        </draw:line>
        <draw:line draw:name="Straight Connector 32_3" draw:style-name="gr5" draw:text-style-name="P1" draw:layer="layout" svg:x1="6.516cm" svg:y1="3.142cm" svg:x2="6.516cm" svg:y2="10.143cm">
          <text:p/>
        </draw:line>
        <draw:line draw:name="Straight Connector 34_2" draw:style-name="gr5" draw:text-style-name="P1" draw:layer="layout" svg:x1="6.516cm" svg:y1="10.143cm" svg:x2="8.316cm" svg:y2="10.143cm">
          <text:p/>
        </draw:line>
        <draw:custom-shape draw:name="Oval 35_3" draw:style-name="gr6" draw:text-style-name="P6" draw:layer="layout" svg:width="0.399cm" svg:height="0.399cm" svg:x="6.3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3" draw:style-name="gr5" draw:text-style-name="P1" draw:layer="layout" svg:x1="4.816cm" svg:y1="10.943cm" svg:x2="4.816cm" svg:y2="13.141cm">
          <text:p/>
        </draw:line>
        <draw:line draw:name="Straight Connector 40_3" draw:style-name="gr5" draw:text-style-name="P1" draw:layer="layout" svg:x1="16.517cm" svg:y1="10.343cm" svg:x2="17.117cm" svg:y2="10.343cm">
          <text:p/>
        </draw:line>
        <draw:line draw:name="Straight Connector 42_3" draw:style-name="gr5" draw:text-style-name="P1" draw:layer="layout" svg:x1="17.117cm" svg:y1="9.743cm" svg:x2="17.117cm" svg:y2="13.141cm">
          <text:p/>
        </draw:line>
        <draw:line draw:name="Straight Connector 44_3" draw:style-name="gr5" draw:text-style-name="P1" draw:layer="layout" svg:x1="17.117cm" svg:y1="13.141cm" svg:x2="4.816cm" svg:y2="13.141cm">
          <text:p/>
        </draw:line>
        <draw:line draw:name="Straight Connector 47_2" draw:style-name="gr5" draw:text-style-name="P1" draw:layer="layout" svg:x1="9.516cm" svg:y1="8.543cm" svg:x2="8.116cm" svg:y2="8.543cm">
          <text:p/>
        </draw:line>
        <draw:line draw:name="Straight Connector 49_4" draw:style-name="gr5" draw:text-style-name="P1" draw:layer="layout" svg:x1="8.116cm" svg:y1="8.543cm" svg:x2="8.116cm" svg:y2="1.542cm">
          <text:p/>
        </draw:line>
        <draw:line draw:name="Straight Connector 51_5" draw:style-name="gr5" draw:text-style-name="P1" draw:layer="layout" svg:x1="8.116cm" svg:y1="1.542cm" svg:x2="19.717cm" svg:y2="1.542cm">
          <text:p/>
        </draw:line>
        <draw:line draw:name="Straight Connector 53_5" draw:style-name="gr5" draw:text-style-name="P1" draw:layer="layout" svg:x1="19.717cm" svg:y1="1.542cm" svg:x2="19.717cm" svg:y2="8.141cm">
          <text:p/>
        </draw:line>
        <draw:line draw:name="Straight Connector 1028_2" draw:style-name="gr5" draw:text-style-name="P1" draw:layer="layout" svg:x1="19.717cm" svg:y1="8.098cm" svg:x2="21.241cm" svg:y2="8.098cm">
          <text:p/>
        </draw:line>
        <draw:line draw:name="Straight Connector 1041_2" draw:style-name="gr5" draw:text-style-name="P1" draw:layer="layout" svg:x1="17.117cm" svg:y1="13.141cm" svg:x2="22.023cm" svg:y2="13.141cm">
          <text:p/>
        </draw:line>
        <draw:custom-shape draw:name="Oval 85_2" draw:style-name="gr6" draw:text-style-name="P6" draw:layer="layout" svg:width="0.399cm" svg:height="0.399cm" svg:x="16.91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" draw:style-name="gr5" draw:text-style-name="P1" draw:layer="layout" svg:x1="16.64cm" svg:y1="9.743cm" svg:x2="17.117cm" svg:y2="9.743cm">
          <text:p/>
        </draw:line>
        <draw:custom-shape draw:name="Oval 99_2" draw:style-name="gr6" draw:text-style-name="P6" draw:layer="layout" svg:width="0.399cm" svg:height="0.399cm" svg:x="16.9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2" draw:style-name="gr6" draw:text-style-name="P6" draw:layer="layout" svg:width="0.399cm" svg:height="0.399cm" svg:x="16.5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2" draw:style-name="gr6" draw:text-style-name="P6" draw:layer="layout" svg:width="0.399cm" svg:height="0.399cm" svg:x="16.3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" draw:style-name="gr6" draw:text-style-name="P6" draw:layer="layout" svg:width="0.399cm" svg:height="0.399cm" svg:x="9.8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2" draw:style-name="gr6" draw:text-style-name="P6" draw:layer="layout" svg:width="0.399cm" svg:height="0.399cm" svg:x="9.3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2" draw:style-name="gr6" draw:text-style-name="P6" draw:layer="layout" svg:width="0.399cm" svg:height="0.399cm" svg:x="9.3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2" draw:style-name="gr6" draw:text-style-name="P6" draw:layer="layout" svg:width="0.399cm" svg:height="0.399cm" svg:x="9.8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2" draw:style-name="gr6" draw:text-style-name="P6" draw:layer="layout" svg:width="0.399cm" svg:height="0.399cm" svg:x="9.8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2" draw:style-name="gr6" draw:text-style-name="P6" draw:layer="layout" svg:width="0.399cm" svg:height="0.399cm" svg:x="4.618cm" svg:y="10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2" draw:style-name="gr6" draw:text-style-name="P6" draw:layer="layout" svg:width="0.399cm" svg:height="0.399cm" svg:x="4.643cm" svg:y="3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3" draw:style-name="gr5" draw:text-style-name="P1" draw:layer="layout" svg:x1="21.241cm" svg:y1="8.113cm" svg:x2="21.241cm" svg:y2="6.468cm">
          <text:p/>
        </draw:line>
        <draw:line draw:name="Straight Connector 65_1" draw:style-name="gr5" draw:text-style-name="P1" draw:layer="layout" svg:x1="22.023cm" svg:y1="13.2cm" svg:x2="22.023cm" svg:y2="6.511cm">
          <text:p/>
        </draw:line>
        <draw:line draw:name="Straight Connector 21_2" draw:style-name="gr5" draw:text-style-name="P1" draw:layer="layout" svg:x1="16.728cm" svg:y1="7.543cm" svg:x2="19.297cm" svg:y2="7.543cm">
          <text:p/>
        </draw:line>
        <draw:line draw:name="Straight Connector 26_3" draw:style-name="gr5" draw:text-style-name="P1" draw:layer="layout" svg:x1="22.875cm" svg:y1="6.517cm" svg:x2="22.875cm" svg:y2="11.849cm">
          <text:p/>
        </draw:line>
        <draw:line draw:name="Straight Connector 29_1" draw:style-name="gr5" draw:text-style-name="P1" draw:layer="layout" svg:x1="22.875cm" svg:y1="11.849cm" svg:x2="19.317cm" svg:y2="11.849cm">
          <text:p/>
        </draw:line>
        <draw:line draw:name="Straight Connector 33_3" draw:style-name="gr5" draw:text-style-name="P1" draw:layer="layout" svg:x1="19.297cm" svg:y1="11.849cm" svg:x2="19.297cm" svg:y2="7.543cm">
          <text:p/>
        </draw:line>
        <draw:line draw:name="Straight Connector 37_3" draw:style-name="gr5" draw:text-style-name="P1" draw:layer="layout" svg:x1="23.677cm" svg:y1="6.392cm" svg:x2="23.645cm" svg:y2="12.418cm">
          <text:p/>
        </draw:line>
        <draw:line draw:name="Straight Connector 45_3" draw:style-name="gr5" draw:text-style-name="P1" draw:layer="layout" svg:x1="23.677cm" svg:y1="12.404cm" svg:x2="18.717cm" svg:y2="12.418cm">
          <text:p/>
        </draw:line>
        <draw:line draw:name="Straight Connector 50_1" draw:style-name="gr5" draw:text-style-name="P1" draw:layer="layout" svg:x1="18.717cm" svg:y1="12.418cm" svg:x2="18.717cm" svg:y2="8.098cm">
          <text:p/>
        </draw:line>
        <draw:line draw:name="Straight Connector 54_1" draw:style-name="gr5" draw:text-style-name="P1" draw:layer="layout" svg:x1="16.728cm" svg:y1="8.098cm" svg:x2="18.717cm" svg:y2="8.098cm">
          <text:p/>
        </draw:line>
        <draw:custom-shape draw:name="Oval 91_1" draw:style-name="gr6" draw:text-style-name="P6" draw:layer="layout" svg:width="0.399cm" svg:height="0.399cm" svg:x="16.5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1" draw:style-name="gr6" draw:text-style-name="P6" draw:layer="layout" svg:width="0.399cm" svg:height="0.399cm" svg:x="16.529cm" svg:y="7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6" draw:text-style-name="P6" draw:layer="layout" svg:width="0.399cm" svg:height="0.399cm" svg:x="20.979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1" draw:style-name="gr6" draw:text-style-name="P6" draw:layer="layout" svg:width="0.399cm" svg:height="0.399cm" svg:x="21.857cm" svg:y="6.1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1" draw:style-name="gr6" draw:text-style-name="P6" draw:layer="layout" svg:width="0.399cm" svg:height="0.399cm" svg:x="22.633cm" svg:y="6.1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6" draw:text-style-name="P6" draw:layer="layout" svg:width="0.399cm" svg:height="0.399cm" svg:x="23.412cm" svg:y="6.2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name="Picture 34" draw:style-name="gr1" draw:text-style-name="P1" draw:layer="layout" svg:width="3.424cm" svg:height="4.307cm" svg:x="21.364cm" svg:y="2.711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5_1">
          <draw:frame draw:name="Picture 2_8" draw:style-name="gr1" draw:text-style-name="P1" draw:layer="layout" svg:width="15.429cm" svg:height="10.2cm" svg:x="3.796cm" svg:y="2.111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1" draw:style-name="gr10" draw:text-style-name="P2" draw:layer="layout" svg:width="5.028cm" svg:height="6cm" svg:x="14.394cm" svg:y="2.7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2" draw:style-name="gr10" draw:text-style-name="P2" draw:layer="layout" svg:width="5.028cm" svg:height="6cm" svg:x="3.6cm" svg:y="3.2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2" draw:style-name="gr19" draw:text-style-name="P11" draw:layer="layout" svg:width="6.196cm" svg:height="1.765cm" svg:x="8.197cm" svg:y="10.558cm">
            <text:p text:style-name="P3"><text:span text:style-name="T1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1" draw:style-name="gr5" draw:text-style-name="P1" draw:layer="layout" svg:x1="11.295cm" svg:y1="10.898cm" svg:x2="11.295cm" svg:y2="10.558cm">
          <text:p/>
        </draw:line>
        <draw:custom-shape draw:name="Rectangle 12_1" draw:style-name="gr15" draw:text-style-name="P2" draw:layer="layout" svg:width="5.028cm" svg:height="1.578cm" svg:x="15.163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" draw:style-name="gr5" draw:text-style-name="P1" draw:layer="layout" svg:x1="14.021cm" svg:y1="7.698cm" svg:x2="15.822cm" svg:y2="7.698cm">
          <text:p/>
        </draw:line>
        <draw:line draw:name="Straight Connector 15_2" draw:style-name="gr5" draw:text-style-name="P1" draw:layer="layout" svg:x1="15.822cm" svg:y1="7.698cm" svg:x2="15.822cm" svg:y2="10.898cm">
          <text:p/>
        </draw:line>
        <draw:line draw:name="Straight Connector 17_2" draw:style-name="gr5" draw:text-style-name="P1" draw:layer="layout" svg:x1="15.822cm" svg:y1="10.898cm" svg:x2="22.622cm" svg:y2="10.898cm">
          <text:p/>
        </draw:line>
        <draw:custom-shape draw:name="Oval 21_1" draw:style-name="gr6" draw:text-style-name="P6" draw:layer="layout" svg:width="0.399cm" svg:height="0.399cm" svg:x="13.793cm" svg:y="7.4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1" draw:style-name="gr5" draw:text-style-name="P1" draw:layer="layout" svg:x1="8.861cm" svg:y1="8.237cm" svg:x2="7.661cm" svg:y2="8.237cm">
          <text:p/>
        </draw:line>
        <draw:line draw:name="Straight Connector 26_4" draw:style-name="gr5" draw:text-style-name="P1" draw:layer="layout" svg:x1="7.661cm" svg:y1="8.237cm" svg:x2="7.661cm" svg:y2="13.298cm">
          <text:p/>
        </draw:line>
        <draw:line draw:name="Straight Connector 28_6" draw:style-name="gr5" draw:text-style-name="P1" draw:layer="layout" svg:x1="7.661cm" svg:y1="13.298cm" svg:x2="21.822cm" svg:y2="13.298cm">
          <text:p/>
        </draw:line>
        <draw:line draw:name="Straight Connector 30_6" draw:style-name="gr5" draw:text-style-name="P1" draw:layer="layout" svg:x1="21.822cm" svg:y1="13.298cm" svg:x2="21.822cm" svg:y2="6.394cm">
          <text:p/>
        </draw:line>
        <draw:custom-shape draw:name="Oval 32_1" draw:style-name="gr6" draw:text-style-name="P6" draw:layer="layout" svg:width="0.399cm" svg:height="0.399cm" svg:x="8.69cm" svg:y="8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4" draw:style-name="gr5" draw:text-style-name="P1" draw:layer="layout" svg:x1="13.992cm" svg:y1="6.098cm" svg:x2="16.908cm" svg:y2="6.098cm">
          <text:p/>
        </draw:line>
        <draw:line draw:name="Straight Connector 37_4" draw:style-name="gr5" draw:text-style-name="P1" draw:layer="layout" svg:x1="13.926cm" svg:y1="5.497cm" svg:x2="17.422cm" svg:y2="5.497cm">
          <text:p/>
        </draw:line>
        <draw:line draw:name="Straight Connector 39_1" draw:style-name="gr5" draw:text-style-name="P1" draw:layer="layout" svg:x1="16.908cm" svg:y1="6.098cm" svg:x2="16.908cm" svg:y2="8.994cm">
          <text:p/>
        </draw:line>
        <draw:line draw:name="Straight Connector 41_1" draw:style-name="gr5" draw:text-style-name="P1" draw:layer="layout" svg:x1="16.908cm" svg:y1="8.994cm" svg:x2="24.234cm" svg:y2="9.003cm">
          <text:p/>
        </draw:line>
        <draw:line draw:name="Straight Connector 45_4" draw:style-name="gr5" draw:text-style-name="P1" draw:layer="layout" svg:x1="24.222cm" svg:y1="6.394cm" svg:x2="24.222cm" svg:y2="9.003cm">
          <text:p/>
        </draw:line>
        <draw:line draw:name="Straight Connector 49_5" draw:style-name="gr5" draw:text-style-name="P1" draw:layer="layout" svg:x1="23.422cm" svg:y1="6.394cm" svg:x2="23.422cm" svg:y2="7.898cm">
          <text:p/>
        </draw:line>
        <draw:line draw:name="Straight Connector 51_6" draw:style-name="gr5" draw:text-style-name="P1" draw:layer="layout" svg:x1="23.422cm" svg:y1="7.87cm" svg:x2="17.422cm" svg:y2="7.898cm">
          <text:p/>
        </draw:line>
        <draw:line draw:name="Straight Connector 53_6" draw:style-name="gr5" draw:text-style-name="P1" draw:layer="layout" svg:x1="17.422cm" svg:y1="7.898cm" svg:x2="17.422cm" svg:y2="5.497cm">
          <text:p/>
        </draw:line>
        <draw:custom-shape draw:name="Oval 56_1" draw:style-name="gr6" draw:text-style-name="P6" draw:layer="layout" svg:width="0.399cm" svg:height="0.399cm" svg:x="13.793cm" svg:y="5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1" draw:style-name="gr6" draw:text-style-name="P6" draw:layer="layout" svg:width="0.399cm" svg:height="0.399cm" svg:x="13.792cm" svg:y="5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" draw:style-name="gr5" draw:text-style-name="P1" draw:layer="layout" svg:x1="22.622cm" svg:y1="6.394cm" svg:x2="22.622cm" svg:y2="10.898cm">
          <text:p/>
        </draw:line>
        <draw:custom-shape draw:name="Oval 44_0" draw:style-name="gr6" draw:text-style-name="P6" draw:layer="layout" svg:width="0.399cm" svg:height="0.399cm" svg:x="21.591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6" draw:text-style-name="P6" draw:layer="layout" svg:width="0.399cm" svg:height="0.399cm" svg:x="22.39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6" draw:text-style-name="P6" draw:layer="layout" svg:width="0.399cm" svg:height="0.399cm" svg:x="23.223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6" draw:text-style-name="P6" draw:layer="layout" svg:width="0.399cm" svg:height="0.399cm" svg:x="24.056cm" svg:y="6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" draw:style-name="gr5" draw:text-style-name="P1" draw:layer="layout" svg:x1="8.845cm" svg:y1="5.531cm" svg:x2="7.945cm" svg:y2="5.531cm">
          <text:p/>
        </draw:line>
        <draw:line draw:name="Straight Connector 52" draw:style-name="gr5" draw:text-style-name="P1" draw:layer="layout" svg:x1="7.945cm" svg:y1="4.53cm" svg:x2="7.945cm" svg:y2="5.531cm">
          <text:p/>
        </draw:line>
        <draw:custom-shape draw:name="Oval 54_0" draw:style-name="gr6" draw:text-style-name="P6" draw:layer="layout" svg:width="0.399cm" svg:height="0.399cm" svg:x="8.677cm" svg:y="4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0" draw:style-name="gr6" draw:text-style-name="P6" draw:layer="layout" svg:width="0.399cm" svg:height="0.399cm" svg:x="8.717cm" svg:y="5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" draw:style-name="gr5" draw:text-style-name="P1" draw:layer="layout" svg:x1="8.845cm" svg:y1="4.556cm" svg:x2="7.945cm" svg:y2="4.556cm">
          <text:p/>
        </draw:lin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name="Picture 60" draw:style-name="gr1" draw:text-style-name="P1" draw:layer="layout" svg:width="3.374cm" svg:height="4.507cm" svg:x="21.615cm" svg:y="2.009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17_2">
          <draw:frame draw:name="Picture 2_9" draw:style-name="gr1" draw:text-style-name="P1" draw:layer="layout" svg:width="8.866cm" svg:height="11.119cm" svg:x="9.767cm" svg:y="2.72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2" draw:style-name="gr2" draw:text-style-name="P2" draw:layer="layout" svg:width="0.599cm" svg:height="0.856cm" svg:x="14.601cm" svg:y="8.6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3">
          <draw:custom-shape draw:name="Rounded Rectangle 10_3" draw:style-name="gr20" draw:text-style-name="P4" draw:layer="layout" svg:width="1.799cm" svg:height="6.8cm" svg:x="4.8cm" svg:y="4.645cm">
            <text:p text:style-name="P3"><text:span text:style-name="T1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3" draw:style-name="gr4" draw:text-style-name="P5" draw:layer="layout" svg:width="0.599cm" svg:height="0.199cm" svg:x="5.4cm" svg:y="4.44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3" draw:style-name="gr5" draw:text-style-name="P1" draw:layer="layout" svg:x1="10.4cm" svg:y1="8.645cm" svg:x2="9.767cm" svg:y2="8.645cm">
          <text:p/>
        </draw:line>
        <draw:line draw:name="Straight Connector 16_3" draw:style-name="gr5" draw:text-style-name="P1" draw:layer="layout" svg:x1="11cm" svg:y1="6.844cm" svg:x2="9.767cm" svg:y2="6.844cm">
          <text:p/>
        </draw:line>
        <draw:line draw:name="Straight Connector 18_3" draw:style-name="gr5" draw:text-style-name="P1" draw:layer="layout" svg:x1="9.767cm" svg:y1="8.645cm" svg:x2="9.767cm" svg:y2="6.844cm">
          <text:p/>
        </draw:line>
        <draw:line draw:name="Straight Connector 20_3" draw:style-name="gr5" draw:text-style-name="P1" draw:layer="layout" svg:x1="11cm" svg:y1="8.045cm" svg:x2="7.4cm" svg:y2="8.045cm">
          <text:p/>
        </draw:line>
        <draw:line draw:name="Straight Connector 22_3" draw:style-name="gr5" draw:text-style-name="P1" draw:layer="layout" svg:x1="10.8cm" svg:y1="10.845cm" svg:x2="9.2cm" svg:y2="10.845cm">
          <text:p/>
        </draw:line>
        <draw:line draw:name="Straight Connector 28_7" draw:style-name="gr5" draw:text-style-name="P1" draw:layer="layout" svg:x1="5.7cm" svg:y1="4.244cm" svg:x2="5.7cm" svg:y2="3.844cm">
          <text:p/>
        </draw:line>
        <draw:line draw:name="Straight Connector 30_7" draw:style-name="gr5" draw:text-style-name="P1" draw:layer="layout" svg:x1="5.7cm" svg:y1="3.844cm" svg:x2="7.4cm" svg:y2="3.844cm">
          <text:p/>
        </draw:line>
        <draw:line draw:name="Straight Connector 32_4" draw:style-name="gr5" draw:text-style-name="P1" draw:layer="layout" svg:x1="7.4cm" svg:y1="3.844cm" svg:x2="7.4cm" svg:y2="10.845cm">
          <text:p/>
        </draw:line>
        <draw:line draw:name="Straight Connector 34_3" draw:style-name="gr5" draw:text-style-name="P1" draw:layer="layout" svg:x1="7.4cm" svg:y1="10.845cm" svg:x2="9.2cm" svg:y2="10.845cm">
          <text:p/>
        </draw:line>
        <draw:custom-shape draw:name="Oval 35_4" draw:style-name="gr6" draw:text-style-name="P6" draw:layer="layout" svg:width="0.399cm" svg:height="0.399cm" svg:x="7.2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4" draw:style-name="gr5" draw:text-style-name="P1" draw:layer="layout" svg:x1="5.7cm" svg:y1="11.645cm" svg:x2="5.7cm" svg:y2="13.843cm">
          <text:p/>
        </draw:line>
        <draw:line draw:name="Straight Connector 40_4" draw:style-name="gr5" draw:text-style-name="P1" draw:layer="layout" svg:x1="17.401cm" svg:y1="11.045cm" svg:x2="18.001cm" svg:y2="11.045cm">
          <text:p/>
        </draw:line>
        <draw:line draw:name="Straight Connector 42_4" draw:style-name="gr5" draw:text-style-name="P1" draw:layer="layout" svg:x1="18.001cm" svg:y1="10.445cm" svg:x2="18.001cm" svg:y2="13.843cm">
          <text:p/>
        </draw:line>
        <draw:line draw:name="Straight Connector 44_4" draw:style-name="gr5" draw:text-style-name="P1" draw:layer="layout" svg:x1="18.001cm" svg:y1="13.843cm" svg:x2="5.7cm" svg:y2="13.843cm">
          <text:p/>
        </draw:line>
        <draw:line draw:name="Straight Connector 47_3" draw:style-name="gr5" draw:text-style-name="P1" draw:layer="layout" svg:x1="10.4cm" svg:y1="9.245cm" svg:x2="9cm" svg:y2="9.245cm">
          <text:p/>
        </draw:line>
        <draw:line draw:name="Straight Connector 49_6" draw:style-name="gr5" draw:text-style-name="P1" draw:layer="layout" svg:x1="9cm" svg:y1="9.245cm" svg:x2="9cm" svg:y2="2.244cm">
          <text:p/>
        </draw:line>
        <draw:line draw:name="Straight Connector 51_7" draw:style-name="gr5" draw:text-style-name="P1" draw:layer="layout" svg:x1="9cm" svg:y1="2.244cm" svg:x2="20.601cm" svg:y2="2.244cm">
          <text:p/>
        </draw:line>
        <draw:line draw:name="Straight Connector 53_7" draw:style-name="gr5" draw:text-style-name="P1" draw:layer="layout" svg:x1="20.601cm" svg:y1="2.244cm" svg:x2="20.614cm" svg:y2="7.344cm">
          <text:p/>
        </draw:line>
        <draw:line draw:name="Straight Connector 1028_3" draw:style-name="gr5" draw:text-style-name="P1" draw:layer="layout" svg:x1="20.614cm" svg:y1="7.304cm" svg:x2="24.574cm" svg:y2="7.289cm">
          <text:p/>
        </draw:line>
        <draw:line draw:name="Straight Connector 1041_3" draw:style-name="gr5" draw:text-style-name="P1" draw:layer="layout" svg:x1="18.001cm" svg:y1="13.843cm" svg:x2="23.941cm" svg:y2="13.843cm">
          <text:p/>
        </draw:line>
        <draw:custom-shape draw:name="Oval 85_3" draw:style-name="gr6" draw:text-style-name="P6" draw:layer="layout" svg:width="0.399cm" svg:height="0.399cm" svg:x="17.801cm" svg:y="13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3" draw:style-name="gr5" draw:text-style-name="P1" draw:layer="layout" svg:x1="17.524cm" svg:y1="10.445cm" svg:x2="18.001cm" svg:y2="10.445cm">
          <text:p/>
        </draw:line>
        <draw:custom-shape draw:name="Oval 99_3" draw:style-name="gr6" draw:text-style-name="P6" draw:layer="layout" svg:width="0.399cm" svg:height="0.399cm" svg:x="17.825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3" draw:style-name="gr6" draw:text-style-name="P6" draw:layer="layout" svg:width="0.399cm" svg:height="0.399cm" svg:x="17.413cm" svg:y="10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3" draw:style-name="gr6" draw:text-style-name="P6" draw:layer="layout" svg:width="0.399cm" svg:height="0.399cm" svg:x="17.213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" draw:style-name="gr6" draw:text-style-name="P6" draw:layer="layout" svg:width="0.399cm" svg:height="0.399cm" svg:x="10.684cm" svg:y="10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3" draw:style-name="gr6" draw:text-style-name="P6" draw:layer="layout" svg:width="0.399cm" svg:height="0.399cm" svg:x="10.2cm" svg:y="8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3" draw:style-name="gr6" draw:text-style-name="P6" draw:layer="layout" svg:width="0.399cm" svg:height="0.399cm" svg:x="10.2cm" svg:y="8.4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3" draw:style-name="gr6" draw:text-style-name="P6" draw:layer="layout" svg:width="0.399cm" svg:height="0.399cm" svg:x="10.781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3" draw:style-name="gr6" draw:text-style-name="P6" draw:layer="layout" svg:width="0.399cm" svg:height="0.399cm" svg:x="10.781cm" svg:y="6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3" draw:style-name="gr6" draw:text-style-name="P6" draw:layer="layout" svg:width="0.399cm" svg:height="0.399cm" svg:x="5.502cm" svg:y="11.4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3" draw:style-name="gr6" draw:text-style-name="P6" draw:layer="layout" svg:width="0.399cm" svg:height="0.399cm" svg:x="5.527cm" svg:y="3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4" draw:style-name="gr5" draw:text-style-name="P1" draw:layer="layout" svg:x1="24.592cm" svg:y1="7.344cm" svg:x2="24.592cm" svg:y2="6.2cm">
          <text:p/>
        </draw:line>
        <draw:line draw:name="Straight Connector 65_2" draw:style-name="gr5" draw:text-style-name="P1" draw:layer="layout" svg:x1="23.299cm" svg:y1="8.213cm" svg:x2="23.316cm" svg:y2="6.2cm">
          <text:p/>
        </draw:line>
        <draw:line draw:name="Straight Connector 21_3" draw:style-name="gr5" draw:text-style-name="P1" draw:layer="layout" svg:x1="17.612cm" svg:y1="8.245cm" svg:x2="23.32cm" svg:y2="8.245cm">
          <text:p/>
        </draw:line>
        <draw:line draw:name="Straight Connector 26_5" draw:style-name="gr5" draw:text-style-name="P1" draw:layer="layout" svg:x1="23.95cm" svg:y1="6.2cm" svg:x2="23.941cm" svg:y2="13.902cm">
          <text:p/>
        </draw:line>
        <draw:line draw:name="Straight Connector 37_5" draw:style-name="gr5" draw:text-style-name="P1" draw:layer="layout" svg:x1="22.72cm" svg:y1="6.199cm" svg:x2="22.72cm" svg:y2="8.784cm">
          <text:p/>
        </draw:line>
        <draw:line draw:name="Straight Connector 54_2" draw:style-name="gr5" draw:text-style-name="P1" draw:layer="layout" svg:x1="17.612cm" svg:y1="8.8cm" svg:x2="22.72cm" svg:y2="8.784cm">
          <text:p/>
        </draw:line>
        <draw:custom-shape draw:name="Oval 91_2" draw:style-name="gr6" draw:text-style-name="P6" draw:layer="layout" svg:width="0.399cm" svg:height="0.399cm" svg:x="17.425cm" svg:y="8.0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2" draw:style-name="gr6" draw:text-style-name="P6" draw:layer="layout" svg:width="0.399cm" svg:height="0.399cm" svg:x="17.413cm" svg:y="8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_0" draw:style-name="gr6" draw:text-style-name="P6" draw:layer="layout" svg:width="0.399cm" svg:height="0.399cm" svg:x="22.52cm" svg:y="5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2" draw:style-name="gr6" draw:text-style-name="P6" draw:layer="layout" svg:width="0.399cm" svg:height="0.399cm" svg:x="23.12cm" svg:y="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2" draw:style-name="gr6" draw:text-style-name="P6" draw:layer="layout" svg:width="0.399cm" svg:height="0.399cm" svg:x="23.751cm" svg:y="5.9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0" draw:style-name="gr6" draw:text-style-name="P6" draw:layer="layout" svg:width="0.399cm" svg:height="0.399cm" svg:x="24.362cm" svg:y="5.9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" draw:style-name="gr21" draw:text-style-name="P9" draw:layer="layout" svg:width="1.662cm" svg:height="0.594cm" svg:x="22.357cm" svg:y="1.4cm">
          <text:p text:style-name="P8"><text:span text:style-name="T3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name="Picture 42" draw:style-name="gr1" draw:text-style-name="P1" draw:layer="layout" svg:width="3.374cm" svg:height="4.507cm" svg:x="21.623cm" svg:y="2.113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5_2">
          <draw:frame draw:name="Picture 2_10" draw:style-name="gr1" draw:text-style-name="P1" draw:layer="layout" svg:width="15.429cm" svg:height="10.2cm" svg:x="2.796cm" svg:y="2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2" draw:style-name="gr10" draw:text-style-name="P2" draw:layer="layout" svg:width="5.028cm" svg:height="6cm" svg:x="13.394cm" svg:y="3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3" draw:style-name="gr10" draw:text-style-name="P2" draw:layer="layout" svg:width="5.028cm" svg:height="6cm" svg:x="2.6cm" svg:y="3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3" draw:style-name="gr22" draw:text-style-name="P11" draw:layer="layout" svg:width="6.196cm" svg:height="1.765cm" svg:x="7.197cm" svg:y="11.06cm">
            <text:p text:style-name="P3"><text:span text:style-name="T1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2" draw:style-name="gr5" draw:text-style-name="P1" draw:layer="layout" svg:x1="10.295cm" svg:y1="11.4cm" svg:x2="10.295cm" svg:y2="11.06cm">
          <text:p/>
        </draw:line>
        <draw:custom-shape draw:name="Rectangle 12_2" draw:style-name="gr15" draw:text-style-name="P2" draw:layer="layout" svg:width="5.028cm" svg:height="1.578cm" svg:x="14.163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2" draw:style-name="gr5" draw:text-style-name="P1" draw:layer="layout" svg:x1="13.021cm" svg:y1="8.2cm" svg:x2="14.822cm" svg:y2="8.2cm">
          <text:p/>
        </draw:line>
        <draw:line draw:name="Straight Connector 15_3" draw:style-name="gr5" draw:text-style-name="P1" draw:layer="layout" svg:x1="14.822cm" svg:y1="8.2cm" svg:x2="14.822cm" svg:y2="11.4cm">
          <text:p/>
        </draw:line>
        <draw:line draw:name="Straight Connector 17_3" draw:style-name="gr5" draw:text-style-name="P1" draw:layer="layout" svg:x1="14.822cm" svg:y1="11.4cm" svg:x2="24.023cm" svg:y2="11.4cm">
          <text:p/>
        </draw:line>
        <draw:custom-shape draw:name="Oval 21_2" draw:style-name="gr6" draw:text-style-name="P6" draw:layer="layout" svg:width="0.399cm" svg:height="0.399cm" svg:x="12.793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2" draw:style-name="gr5" draw:text-style-name="P1" draw:layer="layout" svg:x1="7.861cm" svg:y1="8.739cm" svg:x2="6.661cm" svg:y2="8.739cm">
          <text:p/>
        </draw:line>
        <draw:line draw:name="Straight Connector 26_6" draw:style-name="gr5" draw:text-style-name="P1" draw:layer="layout" svg:x1="6.661cm" svg:y1="8.739cm" svg:x2="6.661cm" svg:y2="13.8cm">
          <text:p/>
        </draw:line>
        <draw:line draw:name="Straight Connector 28_8" draw:style-name="gr5" draw:text-style-name="P1" draw:layer="layout" svg:x1="6.661cm" svg:y1="13.8cm" svg:x2="24.623cm" svg:y2="13.8cm">
          <text:p/>
        </draw:line>
        <draw:line draw:name="Straight Connector 30_8" draw:style-name="gr5" draw:text-style-name="P1" draw:layer="layout" svg:x1="24.623cm" svg:y1="13.8cm" svg:x2="24.623cm" svg:y2="6.327cm">
          <text:p/>
        </draw:line>
        <draw:custom-shape draw:name="Oval 32_2" draw:style-name="gr6" draw:text-style-name="P6" draw:layer="layout" svg:width="0.399cm" svg:height="0.399cm" svg:x="7.69cm" svg:y="8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5" draw:style-name="gr5" draw:text-style-name="P1" draw:layer="layout" svg:x1="12.992cm" svg:y1="6.6cm" svg:x2="15.908cm" svg:y2="6.6cm">
          <text:p/>
        </draw:line>
        <draw:line draw:name="Straight Connector 37_6" draw:style-name="gr5" draw:text-style-name="P1" draw:layer="layout" svg:x1="12.926cm" svg:y1="5.999cm" svg:x2="16.422cm" svg:y2="5.999cm">
          <text:p/>
        </draw:line>
        <draw:line draw:name="Straight Connector 39_2" draw:style-name="gr5" draw:text-style-name="P1" draw:layer="layout" svg:x1="15.908cm" svg:y1="6.6cm" svg:x2="15.908cm" svg:y2="7.425cm">
          <text:p/>
        </draw:line>
        <draw:line draw:name="Straight Connector 41_2" draw:style-name="gr5" draw:text-style-name="P1" draw:layer="layout" svg:x1="15.89cm" svg:y1="7.421cm" svg:x2="22.693cm" svg:y2="7.425cm">
          <text:p/>
        </draw:line>
        <draw:line draw:name="Straight Connector 45_5" draw:style-name="gr5" draw:text-style-name="P1" draw:layer="layout" svg:x1="22.662cm" svg:y1="6.306cm" svg:x2="22.65cm" svg:y2="7.481cm">
          <text:p/>
        </draw:line>
        <draw:line draw:name="Straight Connector 49_7" draw:style-name="gr5" draw:text-style-name="P1" draw:layer="layout" svg:x1="23.31cm" svg:y1="6.495cm" svg:x2="23.31cm" svg:y2="8.4cm">
          <text:p/>
        </draw:line>
        <draw:line draw:name="Straight Connector 51_8" draw:style-name="gr5" draw:text-style-name="P1" draw:layer="layout" svg:x1="23.31cm" svg:y1="8.372cm" svg:x2="16.422cm" svg:y2="8.4cm">
          <text:p/>
        </draw:line>
        <draw:line draw:name="Straight Connector 53_8" draw:style-name="gr5" draw:text-style-name="P1" draw:layer="layout" svg:x1="16.422cm" svg:y1="8.4cm" svg:x2="16.422cm" svg:y2="5.999cm">
          <text:p/>
        </draw:line>
        <draw:custom-shape draw:name="Oval 56_2" draw:style-name="gr6" draw:text-style-name="P6" draw:layer="layout" svg:width="0.399cm" svg:height="0.399cm" svg:x="12.793cm" svg:y="5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2" draw:style-name="gr6" draw:text-style-name="P6" draw:layer="layout" svg:width="0.399cm" svg:height="0.399cm" svg:x="12.792cm" svg:y="6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_0" draw:style-name="gr5" draw:text-style-name="P1" draw:layer="layout" svg:x1="24.023cm" svg:y1="6.327cm" svg:x2="24.023cm" svg:y2="11.4cm">
          <text:p/>
        </draw:line>
        <draw:custom-shape draw:name="Oval 44_1" draw:style-name="gr6" draw:text-style-name="P6" draw:layer="layout" svg:width="0.399cm" svg:height="0.399cm" svg:x="22.494cm" svg:y="6.1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_0" draw:style-name="gr6" draw:text-style-name="P6" draw:layer="layout" svg:width="0.399cm" svg:height="0.399cm" svg:x="23.123cm" svg:y="6.0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_0" draw:style-name="gr6" draw:text-style-name="P6" draw:layer="layout" svg:width="0.399cm" svg:height="0.399cm" svg:x="23.782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_0" draw:style-name="gr6" draw:text-style-name="P6" draw:layer="layout" svg:width="0.399cm" svg:height="0.399cm" svg:x="24.39cm" svg:y="6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3" draw:style-name="gr5" draw:text-style-name="P1" draw:layer="layout" svg:x1="7.845cm" svg:y1="6.033cm" svg:x2="6.945cm" svg:y2="6.033cm">
          <text:p/>
        </draw:line>
        <draw:line draw:name="Straight Connector 52_0" draw:style-name="gr5" draw:text-style-name="P1" draw:layer="layout" svg:x1="6.945cm" svg:y1="5.032cm" svg:x2="6.945cm" svg:y2="6.033cm">
          <text:p/>
        </draw:line>
        <draw:custom-shape draw:name="Oval 54_1" draw:style-name="gr6" draw:text-style-name="P6" draw:layer="layout" svg:width="0.399cm" svg:height="0.399cm" svg:x="7.677cm" svg:y="4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" draw:style-name="gr6" draw:text-style-name="P6" draw:layer="layout" svg:width="0.399cm" svg:height="0.399cm" svg:x="7.717cm" svg:y="5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0" draw:style-name="gr5" draw:text-style-name="P1" draw:layer="layout" svg:x1="7.845cm" svg:y1="5.058cm" svg:x2="6.945cm" svg:y2="5.058cm">
          <text:p/>
        </draw:line>
        <draw:custom-shape draw:name="TextBox 43" draw:style-name="gr23" draw:text-style-name="P9" draw:layer="layout" svg:width="1.662cm" svg:height="0.594cm" svg:x="22.478cm" svg:y="1.379cm">
          <text:p text:style-name="P8"><text:span text:style-name="T3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name="Picture 58" draw:style-name="gr1" draw:text-style-name="P1" draw:layer="layout" svg:width="8.447cm" svg:height="3.746cm" draw:transform="rotate (-1.5707963267949) translate (24.8cm 2.40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17_3">
          <draw:frame draw:name="Picture 2_11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3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4">
          <draw:custom-shape draw:name="Rounded Rectangle 10_4" draw:style-name="gr24" draw:text-style-name="P4" draw:layer="layout" svg:width="1.799cm" svg:height="6.8cm" svg:x="3.651cm" svg:y="3.801cm">
            <text:p text:style-name="P3"><text:span text:style-name="T1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4" draw:style-name="gr4" draw:text-style-name="P5" draw:layer="layout" svg:width="0.599cm" svg:height="0.199cm" svg:x="4.251cm" svg:y="3.60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4" draw:style-name="gr5" draw:text-style-name="P1" draw:layer="layout" svg:x1="9.251cm" svg:y1="7.801cm" svg:x2="8.618cm" svg:y2="7.801cm">
          <text:p/>
        </draw:line>
        <draw:line draw:name="Straight Connector 16_4" draw:style-name="gr5" draw:text-style-name="P1" draw:layer="layout" svg:x1="9.851cm" svg:y1="6cm" svg:x2="8.618cm" svg:y2="6cm">
          <text:p/>
        </draw:line>
        <draw:line draw:name="Straight Connector 18_4" draw:style-name="gr5" draw:text-style-name="P1" draw:layer="layout" svg:x1="8.618cm" svg:y1="7.801cm" svg:x2="8.618cm" svg:y2="6cm">
          <text:p/>
        </draw:line>
        <draw:line draw:name="Straight Connector 20_4" draw:style-name="gr5" draw:text-style-name="P1" draw:layer="layout" svg:x1="9.851cm" svg:y1="7.201cm" svg:x2="6.251cm" svg:y2="7.201cm">
          <text:p/>
        </draw:line>
        <draw:line draw:name="Straight Connector 22_4" draw:style-name="gr5" draw:text-style-name="P1" draw:layer="layout" svg:x1="9.651cm" svg:y1="10.001cm" svg:x2="8.051cm" svg:y2="10.001cm">
          <text:p/>
        </draw:line>
        <draw:line draw:name="Straight Connector 28_9" draw:style-name="gr5" draw:text-style-name="P1" draw:layer="layout" svg:x1="4.551cm" svg:y1="3.4cm" svg:x2="4.551cm" svg:y2="3cm">
          <text:p/>
        </draw:line>
        <draw:line draw:name="Straight Connector 30_9" draw:style-name="gr5" draw:text-style-name="P1" draw:layer="layout" svg:x1="4.551cm" svg:y1="3cm" svg:x2="6.251cm" svg:y2="3cm">
          <text:p/>
        </draw:line>
        <draw:line draw:name="Straight Connector 32_5" draw:style-name="gr5" draw:text-style-name="P1" draw:layer="layout" svg:x1="6.251cm" svg:y1="3cm" svg:x2="6.251cm" svg:y2="10.001cm">
          <text:p/>
        </draw:line>
        <draw:line draw:name="Straight Connector 34_4" draw:style-name="gr5" draw:text-style-name="P1" draw:layer="layout" svg:x1="6.251cm" svg:y1="10.001cm" svg:x2="8.051cm" svg:y2="10.001cm">
          <text:p/>
        </draw:line>
        <draw:custom-shape draw:name="Oval 35_5" draw:style-name="gr6" draw:text-style-name="P6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5" draw:style-name="gr5" draw:text-style-name="P1" draw:layer="layout" svg:x1="4.551cm" svg:y1="10.801cm" svg:x2="4.551cm" svg:y2="12.999cm">
          <text:p/>
        </draw:line>
        <draw:line draw:name="Straight Connector 40_5" draw:style-name="gr5" draw:text-style-name="P1" draw:layer="layout" svg:x1="16.252cm" svg:y1="10.201cm" svg:x2="16.852cm" svg:y2="10.201cm">
          <text:p/>
        </draw:line>
        <draw:line draw:name="Straight Connector 42_5" draw:style-name="gr5" draw:text-style-name="P1" draw:layer="layout" svg:x1="16.852cm" svg:y1="9.601cm" svg:x2="16.852cm" svg:y2="12.999cm">
          <text:p/>
        </draw:line>
        <draw:line draw:name="Straight Connector 44_5" draw:style-name="gr5" draw:text-style-name="P1" draw:layer="layout" svg:x1="16.852cm" svg:y1="12.999cm" svg:x2="4.551cm" svg:y2="12.999cm">
          <text:p/>
        </draw:line>
        <draw:line draw:name="Straight Connector 47_4" draw:style-name="gr5" draw:text-style-name="P1" draw:layer="layout" svg:x1="9.251cm" svg:y1="8.401cm" svg:x2="7.851cm" svg:y2="8.401cm">
          <text:p/>
        </draw:line>
        <draw:line draw:name="Straight Connector 49_8" draw:style-name="gr5" draw:text-style-name="P1" draw:layer="layout" svg:x1="7.851cm" svg:y1="8.401cm" svg:x2="7.851cm" svg:y2="1.4cm">
          <text:p/>
        </draw:line>
        <draw:line draw:name="Straight Connector 51_9" draw:style-name="gr5" draw:text-style-name="P1" draw:layer="layout" svg:x1="7.851cm" svg:y1="1.4cm" svg:x2="18.602cm" svg:y2="1.4cm">
          <text:p/>
        </draw:line>
        <draw:line draw:name="Straight Connector 53_9" draw:style-name="gr5" draw:text-style-name="P1" draw:layer="layout" svg:x1="18.645cm" svg:y1="1.4cm" svg:x2="18.615cm" svg:y2="12.044cm">
          <text:p/>
        </draw:line>
        <draw:line draw:name="Straight Connector 1028_4" draw:style-name="gr5" draw:text-style-name="P1" draw:layer="layout" svg:x1="18.615cm" svg:y1="12.066cm" svg:x2="23.219cm" svg:y2="12.044cm">
          <text:p/>
        </draw:line>
        <draw:line draw:name="Straight Connector 1041_4" draw:style-name="gr5" draw:text-style-name="P1" draw:layer="layout" svg:x1="16.852cm" svg:y1="12.999cm" svg:x2="21.914cm" svg:y2="12.999cm">
          <text:p/>
        </draw:line>
        <draw:custom-shape draw:name="Oval 85_4" draw:style-name="gr6" draw:text-style-name="P6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4" draw:style-name="gr5" draw:text-style-name="P1" draw:layer="layout" svg:x1="16.375cm" svg:y1="9.601cm" svg:x2="16.852cm" svg:y2="9.601cm">
          <text:p/>
        </draw:line>
        <draw:custom-shape draw:name="Oval 99_4" draw:style-name="gr6" draw:text-style-name="P6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4" draw:style-name="gr6" draw:text-style-name="P6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4" draw:style-name="gr6" draw:text-style-name="P6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" draw:style-name="gr6" draw:text-style-name="P6" draw:layer="layout" svg:width="0.399cm" svg:height="0.399cm" svg:x="9.5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4" draw:style-name="gr6" draw:text-style-name="P6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4" draw:style-name="gr6" draw:text-style-name="P6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4" draw:style-name="gr6" draw:text-style-name="P6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4" draw:style-name="gr6" draw:text-style-name="P6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4" draw:style-name="gr6" draw:text-style-name="P6" draw:layer="layout" svg:width="0.399cm" svg:height="0.399cm" svg:x="4.353cm" svg:y="10.6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4" draw:style-name="gr6" draw:text-style-name="P6" draw:layer="layout" svg:width="0.399cm" svg:height="0.399cm" svg:x="4.378cm" svg:y="3.1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5" draw:style-name="gr5" draw:text-style-name="P1" draw:layer="layout" svg:x1="23.219cm" svg:y1="12.044cm" svg:x2="23.2cm" svg:y2="10.155cm">
          <text:p/>
        </draw:line>
        <draw:line draw:name="Straight Connector 26_7" draw:style-name="gr5" draw:text-style-name="P1" draw:layer="layout" svg:x1="21.914cm" svg:y1="9.971cm" svg:x2="21.914cm" svg:y2="13.058cm">
          <text:p/>
        </draw:line>
        <draw:custom-shape draw:name="Oval 93_3" draw:style-name="gr6" draw:text-style-name="P6" draw:layer="layout" svg:width="0.399cm" svg:height="0.399cm" svg:x="9.066cm" svg:y="8.7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3" draw:style-name="gr6" draw:text-style-name="P6" draw:layer="layout" svg:width="0.399cm" svg:height="0.399cm" svg:x="21.64cm" svg:y="9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1" draw:style-name="gr6" draw:text-style-name="P6" draw:layer="layout" svg:width="0.399cm" svg:height="0.399cm" svg:x="23.02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_0" draw:style-name="gr25" draw:text-style-name="P9" draw:layer="layout" svg:width="2.12cm" svg:height="0.594cm" svg:x="21.545cm" svg:y="1.76cm">
          <text:p text:style-name="P8"><text:span text:style-name="T3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0" draw:style-name="gr6" draw:text-style-name="P6" draw:layer="layout" svg:width="0.399cm" svg:height="0.399cm" svg:x="22.264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" draw:style-name="gr5" draw:text-style-name="P1" draw:layer="layout" svg:x1="9.234cm" svg:y1="8.961cm" svg:x2="7.834cm" svg:y2="8.961cm">
          <text:p/>
        </draw:line>
        <draw:line draw:name="Straight Connector 74" draw:style-name="gr5" draw:text-style-name="P1" draw:layer="layout" svg:x1="7.834cm" svg:y1="14.001cm" svg:x2="7.834cm" svg:y2="8.961cm">
          <text:p/>
        </draw:line>
        <draw:line draw:name="Straight Connector 76" draw:style-name="gr5" draw:text-style-name="P1" draw:layer="layout" svg:x1="7.894cm" svg:y1="14.001cm" svg:x2="22.464cm" svg:y2="14.001cm">
          <text:p/>
        </draw:line>
        <draw:line draw:name="Straight Connector 78" draw:style-name="gr5" draw:text-style-name="P1" draw:layer="layout" svg:x1="22.464cm" svg:y1="10.059cm" svg:x2="22.464cm" svg:y2="14.001cm">
          <text:p/>
        </draw:lin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name="Picture 59" draw:style-name="gr1" draw:text-style-name="P1" draw:layer="layout" svg:width="8.447cm" svg:height="3.746cm" draw:transform="rotate (-1.5707963267949) translate (26.6cm 2.44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5_3">
          <draw:frame draw:name="Picture 2_12" draw:style-name="gr1" draw:text-style-name="P1" draw:layer="layout" svg:width="15.429cm" svg:height="10.2cm" svg:x="3.226cm" svg:y="2.654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3" draw:style-name="gr10" draw:text-style-name="P2" draw:layer="layout" svg:width="5.028cm" svg:height="6cm" svg:x="13.824cm" svg:y="3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4" draw:style-name="gr10" draw:text-style-name="P2" draw:layer="layout" svg:width="5.028cm" svg:height="6cm" svg:x="3.03cm" svg:y="3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4" draw:style-name="gr26" draw:text-style-name="P11" draw:layer="layout" svg:width="6.196cm" svg:height="1.765cm" svg:x="7.627cm" svg:y="11.101cm">
            <text:p text:style-name="P3"><text:span text:style-name="T1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3" draw:style-name="gr5" draw:text-style-name="P1" draw:layer="layout" svg:x1="10.725cm" svg:y1="11.441cm" svg:x2="10.725cm" svg:y2="11.101cm">
          <text:p/>
        </draw:line>
        <draw:custom-shape draw:name="Rectangle 12_3" draw:style-name="gr15" draw:text-style-name="P2" draw:layer="layout" svg:width="5.028cm" svg:height="1.578cm" svg:x="14.593cm" svg:y="2.5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3" draw:style-name="gr5" draw:text-style-name="P1" draw:layer="layout" svg:x1="13.451cm" svg:y1="8.241cm" svg:x2="15.252cm" svg:y2="8.241cm">
          <text:p/>
        </draw:line>
        <draw:line draw:name="Straight Connector 15_4" draw:style-name="gr5" draw:text-style-name="P1" draw:layer="layout" svg:x1="15.252cm" svg:y1="8.241cm" svg:x2="15.252cm" svg:y2="11.441cm">
          <text:p/>
        </draw:line>
        <draw:line draw:name="Straight Connector 17_4" draw:style-name="gr5" draw:text-style-name="P1" draw:layer="layout" svg:x1="15.252cm" svg:y1="11.441cm" svg:x2="23.639cm" svg:y2="11.441cm">
          <text:p/>
        </draw:line>
        <draw:custom-shape draw:name="Oval 21_3" draw:style-name="gr6" draw:text-style-name="P6" draw:layer="layout" svg:width="0.399cm" svg:height="0.399cm" svg:x="13.223cm" svg:y="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3" draw:style-name="gr5" draw:text-style-name="P1" draw:layer="layout" svg:x1="8.291cm" svg:y1="8.78cm" svg:x2="7.091cm" svg:y2="8.78cm">
          <text:p/>
        </draw:line>
        <draw:line draw:name="Straight Connector 26_8" draw:style-name="gr5" draw:text-style-name="P1" draw:layer="layout" svg:x1="7.091cm" svg:y1="8.78cm" svg:x2="7.091cm" svg:y2="13.841cm">
          <text:p/>
        </draw:line>
        <draw:line draw:name="Straight Connector 28_10" draw:style-name="gr5" draw:text-style-name="P1" draw:layer="layout" svg:x1="7.091cm" svg:y1="13.841cm" svg:x2="25.053cm" svg:y2="13.841cm">
          <text:p/>
        </draw:line>
        <draw:custom-shape draw:name="Oval 32_3" draw:style-name="gr6" draw:text-style-name="P6" draw:layer="layout" svg:width="0.399cm" svg:height="0.399cm" svg:x="8.12cm" svg:y="8.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" draw:style-name="gr5" draw:text-style-name="P1" draw:layer="layout" svg:x1="6.251cm" svg:y1="7.165cm" svg:x2="8.275cm" svg:y2="7.165cm">
          <text:p/>
        </draw:line>
        <draw:line draw:name="Straight Connector 53_10" draw:style-name="gr5" draw:text-style-name="P1" draw:layer="layout" svg:x1="6.251cm" svg:y1="7.165cm" svg:x2="6.251cm" svg:y2="13.041cm">
          <text:p/>
        </draw:line>
        <draw:custom-shape draw:name="Oval 56_3" draw:style-name="gr6" draw:text-style-name="P6" draw:layer="layout" svg:width="0.399cm" svg:height="0.399cm" svg:x="8.107cm" svg:y="6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4" draw:style-name="gr5" draw:text-style-name="P1" draw:layer="layout" svg:x1="8.275cm" svg:y1="6.074cm" svg:x2="7.375cm" svg:y2="6.074cm">
          <text:p/>
        </draw:line>
        <draw:line draw:name="Straight Connector 52_1" draw:style-name="gr5" draw:text-style-name="P1" draw:layer="layout" svg:x1="7.375cm" svg:y1="5.073cm" svg:x2="7.375cm" svg:y2="6.074cm">
          <text:p/>
        </draw:line>
        <draw:custom-shape draw:name="Oval 54_2" draw:style-name="gr6" draw:text-style-name="P6" draw:layer="layout" svg:width="0.399cm" svg:height="0.399cm" svg:x="8.107cm" svg:y="4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" draw:style-name="gr6" draw:text-style-name="P6" draw:layer="layout" svg:width="0.399cm" svg:height="0.399cm" svg:x="8.147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1" draw:style-name="gr5" draw:text-style-name="P1" draw:layer="layout" svg:x1="8.275cm" svg:y1="5.099cm" svg:x2="7.375cm" svg:y2="5.099cm">
          <text:p/>
        </draw:line>
        <draw:custom-shape draw:name="Oval 60_0" draw:style-name="gr6" draw:text-style-name="P6" draw:layer="layout" svg:width="0.399cm" svg:height="0.399cm" svg:x="23.44cm" svg:y="9.8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6" draw:text-style-name="P6" draw:layer="layout" svg:width="0.399cm" svg:height="0.399cm" svg:x="24.82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2" draw:style-name="gr27" draw:text-style-name="P9" draw:layer="layout" svg:width="2.12cm" svg:height="0.594cm" svg:x="23.345cm" svg:y="1.8cm">
          <text:p text:style-name="P8"><text:span text:style-name="T3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3" draw:style-name="gr6" draw:text-style-name="P6" draw:layer="layout" svg:width="0.399cm" svg:height="0.399cm" svg:x="24.064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4" draw:style-name="gr5" draw:text-style-name="P1" draw:layer="layout" svg:x1="23.639cm" svg:y1="10.241cm" svg:x2="23.639cm" svg:y2="11.441cm">
          <text:p/>
        </draw:line>
        <draw:line draw:name="Straight Connector 65_3" draw:style-name="gr5" draw:text-style-name="P1" draw:layer="layout" svg:x1="25.019cm" svg:y1="10.241cm" svg:x2="25.019cm" svg:y2="13.841cm">
          <text:p/>
        </draw:line>
        <draw:line draw:name="Straight Connector 66_1" draw:style-name="gr5" draw:text-style-name="P1" draw:layer="layout" svg:x1="6.204cm" svg:y1="13.016cm" svg:x2="24.264cm" svg:y2="12.919cm">
          <text:p/>
        </draw:line>
        <draw:line draw:name="Straight Connector 67" draw:style-name="gr5" draw:text-style-name="P1" draw:layer="layout" svg:x1="24.264cm" svg:y1="10.103cm" svg:x2="24.264cm" svg:y2="12.967cm">
          <text:p/>
        </draw:lin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name="Picture 34_0" draw:style-name="gr1" draw:text-style-name="P1" draw:layer="layout" svg:width="1.993cm" svg:height="2.507cm" svg:x="22.607cm" svg:y="2.2cm">
          <draw:image xlink:href="Pictures/100002010000015D000001B7914DC0FBCC732255.png" xlink:type="simple" xlink:show="embed" xlink:actuate="onLoad" loext:mime-type="image/png">
            <text:p/>
          </draw:image>
        </draw:frame>
        <draw:frame draw:style-name="gr28" draw:text-style-name="P12" draw:layer="layout" svg:width="2.6cm" svg:height="3.694cm" svg:x="19.846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g draw:name="Group 17_4">
          <draw:frame draw:name="Picture 2_13" draw:style-name="gr1" draw:text-style-name="P1" draw:layer="layout" svg:width="5.103cm" svg:height="6.4cm" svg:x="9.8cm" svg:y="6.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4" draw:style-name="gr29" draw:text-style-name="P2" draw:layer="layout" svg:width="0.345cm" svg:height="0.493cm" svg:x="12.582cm" svg:y="9.7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5">
          <draw:custom-shape draw:name="Rounded Rectangle 10_5" draw:style-name="gr30" draw:text-style-name="P4" draw:layer="layout" svg:width="1.348cm" svg:height="4.661cm" svg:x="3.852cm" svg:y="7.339cm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5" draw:style-name="gr31" draw:text-style-name="P5" draw:layer="layout" svg:width="0.448cm" svg:height="0.136cm" svg:x="4.302cm" svg:y="7.20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5" draw:style-name="gr5" draw:text-style-name="P1" draw:layer="layout" svg:x1="10.018cm" svg:y1="9.844cm" svg:x2="9.385cm" svg:y2="9.844cm">
          <text:p/>
        </draw:line>
        <draw:line draw:name="Straight Connector 16_5" draw:style-name="gr5" draw:text-style-name="P1" draw:layer="layout" svg:x1="10.069cm" svg:y1="8.883cm" svg:x2="9.385cm" svg:y2="8.883cm">
          <text:p/>
        </draw:line>
        <draw:line draw:name="Straight Connector 18_5" draw:style-name="gr5" draw:text-style-name="P1" draw:layer="layout" svg:x1="9.385cm" svg:y1="9.844cm" svg:x2="9.385cm" svg:y2="8.883cm">
          <text:p/>
        </draw:line>
        <draw:line draw:name="Straight Connector 20_5" draw:style-name="gr5" draw:text-style-name="P1" draw:layer="layout" svg:x1="10.079cm" svg:y1="9.479cm" svg:x2="6.209cm" svg:y2="9.469cm">
          <text:p/>
        </draw:line>
        <draw:line draw:name="Straight Connector 22_5" draw:style-name="gr5" draw:text-style-name="P1" draw:layer="layout" svg:x1="10.068cm" svg:y1="11.155cm" svg:x2="6.19cm" svg:y2="11.141cm">
          <text:p/>
        </draw:line>
        <draw:line draw:name="Straight Connector 28_11" draw:style-name="gr5" draw:text-style-name="P1" draw:layer="layout" svg:x1="4.511cm" svg:y1="7.126cm" svg:x2="4.511cm" svg:y2="6.726cm">
          <text:p/>
        </draw:line>
        <draw:line draw:name="Straight Connector 30_10" draw:style-name="gr5" draw:text-style-name="P1" draw:layer="layout" svg:x1="4.511cm" svg:y1="6.726cm" svg:x2="6.2cm" svg:y2="6.726cm">
          <text:p/>
        </draw:line>
        <draw:line draw:name="Straight Connector 32_6" draw:style-name="gr5" draw:text-style-name="P1" draw:layer="layout" svg:x1="6.2cm" svg:y1="6.726cm" svg:x2="6.2cm" svg:y2="11.141cm">
          <text:p/>
        </draw:line>
        <draw:line draw:name="Straight Connector 38_6" draw:style-name="gr5" draw:text-style-name="P1" draw:layer="layout" svg:x1="4.552cm" svg:y1="12.2cm" svg:x2="4.552cm" svg:y2="13cm">
          <text:p/>
        </draw:line>
        <draw:line draw:name="Straight Connector 40_6" draw:style-name="gr5" draw:text-style-name="P1" draw:layer="layout" svg:x1="14.573cm" svg:y1="11.247cm" svg:x2="15.067cm" svg:y2="11.247cm">
          <text:p/>
        </draw:line>
        <draw:line draw:name="Straight Connector 42_6" draw:style-name="gr5" draw:text-style-name="P1" draw:layer="layout" svg:x1="15.067cm" svg:y1="10.911cm" svg:x2="15.067cm" svg:y2="13cm">
          <text:p/>
        </draw:line>
        <draw:line draw:name="Straight Connector 44_6" draw:style-name="gr5" draw:text-style-name="P1" draw:layer="layout" svg:x1="23.923cm" svg:y1="13cm" svg:x2="4.552cm" svg:y2="13cm">
          <text:p/>
        </draw:line>
        <draw:line draw:name="Straight Connector 47_5" draw:style-name="gr5" draw:text-style-name="P1" draw:layer="layout" svg:x1="10.065cm" svg:y1="10.15cm" svg:x2="6.821cm" svg:y2="10.143cm">
          <text:p/>
        </draw:line>
        <draw:line draw:name="Straight Connector 49_9" draw:style-name="gr5" draw:text-style-name="P1" draw:layer="layout" svg:x1="6.821cm" svg:y1="10.15cm" svg:x2="6.821cm" svg:y2="14.6cm">
          <text:p/>
        </draw:line>
        <draw:line draw:name="Straight Connector 51_10" draw:style-name="gr5" draw:text-style-name="P1" draw:layer="layout" svg:x1="6.821cm" svg:y1="14.6cm" svg:x2="25.354cm" svg:y2="14.6cm">
          <text:p/>
        </draw:line>
        <draw:line draw:name="Straight Connector 53_11" draw:style-name="gr5" draw:text-style-name="P1" draw:layer="layout" svg:x1="25.354cm" svg:y1="12.2cm" svg:x2="25.354cm" svg:y2="14.6cm">
          <text:p/>
        </draw:line>
        <draw:line draw:name="Straight Connector 96_5" draw:style-name="gr5" draw:text-style-name="P1" draw:layer="layout" svg:x1="14.59cm" svg:y1="10.911cm" svg:x2="15.067cm" svg:y2="10.911cm">
          <text:p/>
        </draw:line>
        <draw:custom-shape draw:name="Oval 107_5" draw:style-name="gr6" draw:text-style-name="P6" draw:layer="layout" svg:width="0.199cm" svg:height="0.199cm" svg:x="10.02cm" svg:y="11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6" draw:style-name="gr5" draw:text-style-name="P1" draw:layer="layout" svg:x1="21.9cm" svg:y1="14.6cm" svg:x2="21.926cm" svg:y2="10.018cm">
          <text:p/>
        </draw:line>
        <draw:line draw:name="Straight Connector 26_9" draw:style-name="gr5" draw:text-style-name="P1" draw:layer="layout" svg:x1="20.471cm" svg:y1="10.042cm" svg:x2="20.471cm" svg:y2="13cm">
          <text:p/>
        </draw:line>
        <draw:line draw:name="Straight Connector 73_0" draw:style-name="gr5" draw:text-style-name="P1" draw:layer="layout" svg:x1="10.028cm" svg:y1="10.464cm" svg:x2="8.628cm" svg:y2="10.464cm">
          <text:p/>
        </draw:line>
        <draw:line draw:name="Straight Connector 74_0" draw:style-name="gr5" draw:text-style-name="P1" draw:layer="layout" svg:x1="8.6cm" svg:y1="14.002cm" svg:x2="8.628cm" svg:y2="10.464cm">
          <text:p/>
        </draw:line>
        <draw:line draw:name="Straight Connector 76_0" draw:style-name="gr5" draw:text-style-name="P1" draw:layer="layout" svg:x1="8.6cm" svg:y1="14.002cm" svg:x2="24.644cm" svg:y2="14cm">
          <text:p/>
        </draw:line>
        <draw:line draw:name="Straight Connector 78_0" draw:style-name="gr5" draw:text-style-name="P1" draw:layer="layout" svg:x1="21.205cm" svg:y1="9.934cm" svg:x2="21.205cm" svg:y2="14.002cm">
          <text:p/>
        </draw:line>
        <draw:custom-shape draw:name="Oval 107_6" draw:style-name="gr6" draw:text-style-name="P6" draw:layer="layout" svg:width="0.199cm" svg:height="0.199cm" svg:x="10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7" draw:style-name="gr6" draw:text-style-name="P6" draw:layer="layout" svg:width="0.199cm" svg:height="0.199cm" svg:x="10.001cm" svg:y="9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8" draw:style-name="gr6" draw:text-style-name="P6" draw:layer="layout" svg:width="0.199cm" svg:height="0.199cm" svg:x="10.009cm" svg:y="9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9" draw:style-name="gr6" draw:text-style-name="P6" draw:layer="layout" svg:width="0.199cm" svg:height="0.199cm" svg:x="10.009cm" svg:y="10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0" draw:style-name="gr6" draw:text-style-name="P6" draw:layer="layout" svg:width="0.199cm" svg:height="0.199cm" svg:x="10.019cm" svg:y="10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1" draw:style-name="gr6" draw:text-style-name="P6" draw:layer="layout" svg:width="0.199cm" svg:height="0.199cm" svg:x="6.114cm" svg:y="9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2" draw:style-name="gr6" draw:text-style-name="P6" draw:layer="layout" svg:width="0.199cm" svg:height="0.199cm" svg:x="14.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3" draw:style-name="gr6" draw:text-style-name="P6" draw:layer="layout" svg:width="0.199cm" svg:height="0.199cm" svg:x="14.381cm" svg:y="11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4" draw:style-name="gr6" draw:text-style-name="P6" draw:layer="layout" svg:width="0.199cm" svg:height="0.199cm" svg:x="14.954cm" svg:y="11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8" draw:text-style-name="P12" draw:layer="layout" svg:width="2.6cm" svg:height="3.694cm" svg:x="23.3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custom-shape draw:name="Oval 107_15" draw:style-name="gr6" draw:text-style-name="P6" draw:layer="layout" svg:width="0.199cm" svg:height="0.199cm" svg:x="23.83cm" svg:y="9.8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6" draw:style-name="gr6" draw:text-style-name="P6" draw:layer="layout" svg:width="0.199cm" svg:height="0.199cm" svg:x="24.55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7" draw:style-name="gr6" draw:text-style-name="P6" draw:layer="layout" svg:width="0.199cm" svg:height="0.199cm" svg:x="14.399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8" draw:style-name="gr6" draw:text-style-name="P6" draw:layer="layout" svg:width="0.199cm" svg:height="0.199cm" svg:x="25.26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9" draw:style-name="gr6" draw:text-style-name="P6" draw:layer="layout" svg:width="0.199cm" svg:height="0.199cm" svg:x="20.378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0" draw:style-name="gr6" draw:text-style-name="P6" draw:layer="layout" svg:width="0.199cm" svg:height="0.199cm" svg:x="21.1cm" svg:y="9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1" draw:style-name="gr6" draw:text-style-name="P6" draw:layer="layout" svg:width="0.199cm" svg:height="0.199cm" svg:x="21.845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1" draw:style-name="gr32" draw:text-style-name="P13" draw:layer="layout" svg:x1="23.923cm" svg:y1="10.019cm" svg:x2="23.923cm" svg:y2="13cm">
          <text:p/>
        </draw:line>
        <draw:line draw:name="Straight Connector 78_1" draw:style-name="gr5" draw:text-style-name="P1" draw:layer="layout" svg:x1="24.644cm" svg:y1="9.958cm" svg:x2="24.644cm" svg:y2="14.026cm">
          <text:p/>
        </draw:line>
        <draw:line draw:name="Straight Connector 62_7" draw:style-name="gr5" draw:text-style-name="P1" draw:layer="layout" svg:x1="25.354cm" svg:y1="12.212cm" svg:x2="25.354cm" svg:y2="10.03cm">
          <text:p/>
        </draw:line>
        <draw:custom-shape draw:name="Oval 107_22" draw:style-name="gr6" draw:text-style-name="P6" draw:layer="layout" svg:width="0.199cm" svg:height="0.199cm" svg:x="21.796cm" svg:y="14.5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3" draw:style-name="gr6" draw:text-style-name="P6" draw:layer="layout" svg:width="0.199cm" svg:height="0.199cm" svg:x="21.105cm" svg:y="13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4" draw:style-name="gr6" draw:text-style-name="P6" draw:layer="layout" svg:width="0.199cm" svg:height="0.199cm" svg:x="20.356cm" svg:y="12.9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2_0" draw:style-name="gr33" draw:text-style-name="P7" draw:layer="layout" svg:width="0.999cm" svg:height="0.4cm" svg:x="7.245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7_25" draw:style-name="gr6" draw:text-style-name="P6" draw:layer="layout" svg:width="0.199cm" svg:height="0.199cm" svg:x="8.52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6" draw:style-name="gr6" draw:text-style-name="P6" draw:layer="layout" svg:width="0.199cm" svg:height="0.199cm" svg:x="6.711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6" draw:style-name="gr5" draw:text-style-name="P1" draw:layer="layout" svg:x1="6.888cm" svg:y1="12.146cm" svg:x2="7.245cm" svg:y2="12.146cm">
          <text:p/>
        </draw:line>
        <draw:line draw:name="Straight Connector 96_7" draw:style-name="gr5" draw:text-style-name="P1" draw:layer="layout" svg:x1="8.241cm" svg:y1="12.146cm" svg:x2="8.598cm" svg:y2="12.146cm">
          <text:p/>
        </draw:line>
        <draw:frame draw:style-name="gr34" draw:text-style-name="P14" draw:layer="layout" svg:width="1.332cm" svg:height="0.569cm" svg:x="7.096cm" svg:y="11.412cm">
          <draw:text-box>
            <text:p><text:span text:style-name="T4">4,7 k</text:span><text:span text:style-name="T5">Ω</text:span></text:p>
          </draw:text-box>
        </draw:frame>
        <draw:frame draw:name="Picture 60_0" draw:style-name="gr1" draw:text-style-name="P1" draw:layer="layout" svg:width="1.727cm" svg:height="2.307cm" svg:x="14.6cm" svg:y="2.293cm">
          <draw:image xlink:href="Pictures/100002010000011B0000017ADFFCF3A7811AA250.png" xlink:type="simple" xlink:show="embed" xlink:actuate="onLoad" loext:mime-type="image/png">
            <text:p/>
          </draw:image>
        </draw:frame>
        <draw:line draw:name="Straight Connector 49_10" draw:style-name="gr5" draw:text-style-name="P1" draw:layer="layout" svg:x1="6.821cm" svg:y1="5.693cm" svg:x2="6.821cm" svg:y2="10.143cm">
          <text:p/>
        </draw:line>
        <draw:line draw:name="Straight Connector 49_11" draw:style-name="gr5" draw:text-style-name="P1" draw:layer="layout" svg:x1="6.821cm" svg:y1="5.693cm" svg:x2="22.886cm" svg:y2="5.693cm">
          <text:p/>
        </draw:line>
        <draw:line draw:name="Straight Connector 49_12" draw:style-name="gr5" draw:text-style-name="P1" draw:layer="layout" svg:x1="16.125cm" svg:y1="5.693cm" svg:x2="16.125cm" svg:y2="4.41cm">
          <text:p/>
        </draw:line>
        <draw:custom-shape draw:name="Oval 107_27" draw:style-name="gr6" draw:text-style-name="P6" draw:layer="layout" svg:width="0.199cm" svg:height="0.199cm" svg:x="6.716cm" svg:y="10.0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8" draw:style-name="gr6" draw:text-style-name="P6" draw:layer="layout" svg:width="0.199cm" svg:height="0.199cm" svg:x="15.991cm" svg:y="4.3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13" draw:style-name="gr5" draw:text-style-name="P1" draw:layer="layout" svg:x1="15.8cm" svg:y1="13cm" svg:x2="15.8cm" svg:y2="4.4cm">
          <text:p/>
        </draw:line>
        <draw:custom-shape draw:name="Oval 107_29" draw:style-name="gr6" draw:text-style-name="P6" draw:layer="layout" svg:width="0.199cm" svg:height="0.199cm" svg:x="15.717cm" svg:y="12.9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0" draw:style-name="gr6" draw:text-style-name="P6" draw:layer="layout" svg:width="0.199cm" svg:height="0.199cm" svg:x="15.673cm" svg:y="4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8" draw:style-name="gr5" draw:text-style-name="P1" draw:layer="layout" svg:x1="14.4cm" svg:y1="9.6cm" svg:x2="15.493cm" svg:y2="9.6cm">
          <text:p/>
        </draw:line>
        <draw:line draw:name="Straight Connector 96_9" draw:style-name="gr5" draw:text-style-name="P1" draw:layer="layout" svg:x1="15.493cm" svg:y1="4.38cm" svg:x2="15.493cm" svg:y2="9.6cm">
          <text:p/>
        </draw:line>
        <draw:custom-shape draw:name="Oval 107_31" draw:style-name="gr6" draw:text-style-name="P6" draw:layer="layout" svg:width="0.199cm" svg:height="0.199cm" svg:x="14.384cm" svg:y="9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0" draw:style-name="gr5" draw:text-style-name="P1" draw:layer="layout" svg:x1="15.17cm" svg:y1="9.922cm" svg:x2="15.17cm" svg:y2="4.38cm">
          <text:p/>
        </draw:line>
        <draw:line draw:name="Straight Connector 96_11" draw:style-name="gr5" draw:text-style-name="P1" draw:layer="layout" svg:x1="15.17cm" svg:y1="9.922cm" svg:x2="14.45cm" svg:y2="9.936cm">
          <text:p/>
        </draw:line>
        <draw:custom-shape draw:name="Oval 107_32" draw:style-name="gr6" draw:text-style-name="P6" draw:layer="layout" svg:width="0.199cm" svg:height="0.199cm" svg:x="14.368cm" svg:y="9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3" draw:style-name="gr6" draw:text-style-name="P6" draw:layer="layout" svg:width="0.199cm" svg:height="0.199cm" svg:x="15.059cm" svg:y="4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4" draw:style-name="gr6" draw:text-style-name="P6" draw:layer="layout" svg:width="0.199cm" svg:height="0.199cm" svg:x="15.368cm" svg:y="4.3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5" draw:style-name="gr6" draw:text-style-name="P6" draw:layer="layout" svg:width="0.199cm" svg:height="0.199cm" svg:x="14.986cm" svg:y="12.8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38_0" draw:style-name="gr1" draw:text-style-name="P1" draw:layer="layout" svg:width="1.836cm" svg:height="2.236cm" svg:x="18.6cm" svg:y="2.4cm">
          <draw:image xlink:href="Pictures/10000201000001450000018C30D9A4B6FEB6901E.png" xlink:type="simple" xlink:show="embed" xlink:actuate="onLoad" loext:mime-type="image/png">
            <text:p/>
          </draw:image>
        </draw:frame>
        <draw:line draw:name="Straight Connector 49_14" draw:style-name="gr5" draw:text-style-name="P1" draw:layer="layout" svg:x1="22.886cm" svg:y1="4.332cm" svg:x2="22.87cm" svg:y2="5.721cm">
          <text:p/>
        </draw:line>
        <draw:line draw:name="Straight Connector 49_15" draw:style-name="gr5" draw:text-style-name="P1" draw:layer="layout" svg:x1="18.8cm" svg:y1="5.693cm" svg:x2="18.8cm" svg:y2="4.4cm">
          <text:p/>
        </draw:line>
        <draw:custom-shape draw:name="Oval 107_36" draw:style-name="gr6" draw:text-style-name="P6" draw:layer="layout" svg:width="0.199cm" svg:height="0.199cm" svg:x="9.999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7" draw:style-name="gr35" draw:text-style-name="P15" draw:layer="layout" svg:width="0.199cm" svg:height="0.199cm" svg:x="16.054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8" draw:style-name="gr6" draw:text-style-name="P6" draw:layer="layout" svg:width="0.199cm" svg:height="0.199cm" svg:x="18.684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0" draw:style-name="gr5" draw:text-style-name="P1" draw:layer="layout" svg:x1="19.235cm" svg:y1="4.405cm" svg:x2="19.235cm" svg:y2="13cm">
          <text:p/>
        </draw:line>
        <draw:custom-shape draw:name="Oval 107_39" draw:style-name="gr6" draw:text-style-name="P6" draw:layer="layout" svg:width="0.199cm" svg:height="0.199cm" svg:x="19.126cm" svg:y="12.8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0" draw:style-name="gr6" draw:text-style-name="P6" draw:layer="layout" svg:width="0.199cm" svg:height="0.199cm" svg:x="19.153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2" draw:style-name="gr5" draw:text-style-name="P1" draw:layer="layout" svg:x1="19.699cm" svg:y1="6.4cm" svg:x2="15.493cm" svg:y2="6.4cm">
          <text:p/>
        </draw:line>
        <draw:line draw:name="Straight Connector 96_13" draw:style-name="gr5" draw:text-style-name="P1" draw:layer="layout" svg:x1="19.699cm" svg:y1="6.4cm" svg:x2="19.699cm" svg:y2="4.379cm">
          <text:p/>
        </draw:line>
        <draw:custom-shape draw:name="Oval 107_41" draw:style-name="gr36" draw:text-style-name="P15" draw:layer="layout" svg:width="0.199cm" svg:height="0.199cm" svg:x="15.064cm" svg:y="6.6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4" draw:style-name="gr5" draw:text-style-name="P1" draw:layer="layout" svg:x1="20.162cm" svg:y1="6.8cm" svg:x2="15.17cm" svg:y2="6.8cm">
          <text:p/>
        </draw:line>
        <draw:line draw:name="Straight Connector 96_15" draw:style-name="gr5" draw:text-style-name="P1" draw:layer="layout" svg:x1="20.162cm" svg:y1="6.8cm" svg:x2="20.162cm" svg:y2="4.339cm">
          <text:p/>
        </draw:line>
        <draw:custom-shape draw:name="Oval 107_42" draw:style-name="gr37" draw:text-style-name="P15" draw:layer="layout" svg:width="0.199cm" svg:height="0.2cm" svg:x="15.396cm" svg:y="6.3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3" draw:style-name="gr38" draw:text-style-name="P15" draw:layer="layout" svg:width="0.199cm" svg:height="0.199cm" svg:x="19.592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4" draw:style-name="gr39" draw:text-style-name="P15" draw:layer="layout" svg:width="0.199cm" svg:height="0.199cm" svg:x="20.058cm" svg:y="4.3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6" draw:style-name="gr40" draw:text-style-name="P15" draw:layer="layout" svg:width="0.199cm" svg:height="0.199cm" svg:x="18.715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7" draw:style-name="gr41" draw:text-style-name="P15" draw:layer="layout" svg:width="0.199cm" svg:height="0.199cm" svg:x="22.8cm" svg:y="4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6" draw:style-name="gr5" draw:text-style-name="P1" draw:layer="layout" svg:x1="23.344cm" svg:y1="6cm" svg:x2="19.235cm" svg:y2="6cm">
          <text:p/>
        </draw:line>
        <draw:line draw:name="Straight Connector 96_17" draw:style-name="gr5" draw:text-style-name="P1" draw:layer="layout" svg:x1="23.344cm" svg:y1="6cm" svg:x2="23.344cm" svg:y2="4.305cm">
          <text:p/>
        </draw:line>
        <draw:custom-shape draw:name="Oval 107_48" draw:style-name="gr42" draw:text-style-name="P15" draw:layer="layout" svg:width="0.199cm" svg:height="0.199cm" svg:x="19.13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9" draw:style-name="gr43" draw:text-style-name="P15" draw:layer="layout" svg:width="0.199cm" svg:height="0.199cm" svg:x="23.236cm" svg:y="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8" draw:style-name="gr5" draw:text-style-name="P1" draw:layer="layout" svg:x1="19.7cm" svg:y1="6.4cm" svg:x2="23.8cm" svg:y2="6.4cm">
          <text:p/>
        </draw:line>
        <draw:line draw:name="Straight Connector 96_19" draw:style-name="gr5" draw:text-style-name="P1" draw:layer="layout" svg:x1="23.8cm" svg:y1="4.4cm" svg:x2="23.8cm" svg:y2="6.4cm">
          <text:p/>
        </draw:line>
        <draw:custom-shape draw:name="Oval 107_50" draw:style-name="gr44" draw:text-style-name="P15" draw:layer="layout" svg:width="0.199cm" svg:height="0.199cm" svg:x="19.58cm" svg:y="6.3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0" draw:style-name="gr5" draw:text-style-name="P1" draw:layer="layout" svg:x1="20.163cm" svg:y1="6.8cm" svg:x2="24.282cm" svg:y2="6.8cm">
          <text:p/>
        </draw:line>
        <draw:line draw:name="Straight Connector 96_21" draw:style-name="gr5" draw:text-style-name="P1" draw:layer="layout" svg:x1="24.282cm" svg:y1="4.317cm" svg:x2="24.282cm" svg:y2="6.8cm">
          <text:p/>
        </draw:line>
        <draw:custom-shape draw:name="Oval 107_51" draw:style-name="gr45" draw:text-style-name="P15" draw:layer="layout" svg:width="0.199cm" svg:height="0.199cm" svg:x="20.06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2" draw:style-name="gr46" draw:text-style-name="P15" draw:layer="layout" svg:width="0.199cm" svg:height="0.199cm" svg:x="23.7cm" svg:y="4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3" draw:style-name="gr47" draw:text-style-name="P15" draw:layer="layout" svg:width="0.199cm" svg:height="0.199cm" svg:x="24.187cm" svg:y="4.2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8" draw:text-style-name="P16" draw:layer="layout" svg:width="2.259cm" svg:height="0.962cm" draw:transform="rotate (1.57446151822408) translate (4.008cm 10.8cm)">
          <draw:text-box>
            <text:p>18650</text:p>
          </draw:text-box>
        </draw:frame>
        <draw:custom-shape draw:name="Oval 107_54" draw:style-name="gr6" draw:text-style-name="P6" draw:layer="layout" svg:width="0.199cm" svg:height="0.199cm" svg:x="4.417cm" svg:y="6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5" draw:style-name="gr6" draw:text-style-name="P6" draw:layer="layout" svg:width="0.199cm" svg:height="0.199cm" svg:x="4.44cm" svg:y="12.0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8" draw:text-style-name="P12" draw:layer="layout" svg:width="0.457cm" svg:height="1cm" svg:x="9.343cm" svg:y="11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_6" draw:style-name="gr5" draw:text-style-name="P1" draw:layer="layout" svg:x1="10.104cm" svg:y1="10.831cm" svg:x2="9.697cm" svg:y2="10.831cm">
          <text:p/>
        </draw:line>
        <draw:line draw:name="Straight Connector 22_7" draw:style-name="gr5" draw:text-style-name="P1" draw:layer="layout" svg:x1="9.697cm" svg:y1="11.655cm" svg:x2="9.697cm" svg:y2="10.831cm">
          <text:p/>
        </draw:line>
        <draw:custom-shape draw:name="Oval 107_56" draw:style-name="gr49" draw:text-style-name="P15" draw:layer="layout" svg:width="0.199cm" svg:height="0.2cm" svg:x="10.033cm" svg:y="10.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_8" draw:style-name="gr5" draw:text-style-name="P1" draw:layer="layout" svg:x1="9.697cm" svg:y1="12.502cm" svg:x2="9.697cm" svg:y2="13cm">
          <text:p/>
        </draw:line>
        <draw:custom-shape draw:name="Oval 107_57" draw:style-name="gr6" draw:text-style-name="P6" draw:layer="layout" svg:width="0.199cm" svg:height="0.199cm" svg:x="9.596cm" svg:y="12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name="Picture 5" draw:style-name="gr1" draw:text-style-name="P1" draw:layer="layout" svg:width="4.935cm" svg:height="6.592cm" svg:x="11.265cm" svg:y="1.008cm">
          <draw:image xlink:href="Pictures/100002010000011B0000017ADFFCF3A7811AA250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4.603cm" svg:height="4.418cm" draw:transform="skewX (-9.15526267501265E-017) rotate (0.918915851175015) translate (19.895cm 4.659cm)">
          <draw:image xlink:href="Pictures/10000201000000AE000000A7F914513FF5D43E4E.png" xlink:type="simple" xlink:show="embed" xlink:actuate="onLoad" loext:mime-type="image/png">
            <text:p/>
          </draw:image>
        </draw:frame>
        <draw:frame draw:name="Picture 7" draw:style-name="gr1" draw:text-style-name="P1" draw:layer="layout" svg:width="8.29cm" svg:height="4.673cm" svg:x="2.093cm" svg:y="1.323cm">
          <draw:image xlink:href="Pictures/100002010000023D0000014324582D744FFCBB9F.png" xlink:type="simple" xlink:show="embed" xlink:actuate="onLoad" loext:mime-type="image/png">
            <text:p/>
          </draw:image>
        </draw:frame>
        <draw:frame draw:name="Picture 8_1" draw:style-name="gr1" draw:text-style-name="P1" draw:layer="layout" svg:width="8.715cm" svg:height="5.389cm" svg:x="2.741cm" svg:y="7.924cm">
          <draw:image xlink:href="Pictures/100002010000030D000001E340B13DFEF066E4DA.png" xlink:type="simple" xlink:show="embed" xlink:actuate="onLoad" loext:mime-type="image/png">
            <text:p/>
          </draw:image>
        </draw:frame>
        <draw:frame draw:name="Picture 10" draw:style-name="gr1" draw:text-style-name="P1" draw:layer="layout" svg:width="8.447cm" svg:height="3.746cm" draw:transform="rotate (-1.5707963267949) translate (24.639cm 6.724cm)">
          <draw:image xlink:href="Pictures/10000201000002BB00000136729296E691E94F27.png" xlink:type="simple" xlink:show="embed" xlink:actuate="onLoad" loext:mime-type="image/png">
            <text:p/>
          </draw:image>
        </draw:frame>
        <draw:frame draw:style-name="gr28" draw:text-style-name="P12" draw:layer="layout" svg:width="2.11cm" svg:height="3.647cm" svg:x="25.2cm" svg:y="10.8cm">
          <draw:image xlink:href="Pictures/10000201000000D900000177A885479B583077CF.png" xlink:type="simple" xlink:show="embed" xlink:actuate="onLoad" loext:mime-type="image/png">
            <text:p/>
          </draw:image>
        </draw:frame>
        <draw:frame draw:style-name="gr28" draw:text-style-name="P12" draw:layer="layout" svg:width="1.778cm" svg:height="3.894cm" svg:x="25.022cm" svg:y="5.506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50" draw:text-style-name="P17" draw:layer="layout" svg:width="7.714cm" svg:height="4.684cm" svg:x="12cm" svg:y="9.316cm">
          <draw:image xlink:href="Pictures/10000201000001EE0000012C1A8802D30C98F2CA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Liberation Serif1" svg:font-family="'Liberation Serif'" style:font-family-generic="roman"/>
    <style:font-face style:name="Verdana" svg:font-family="Verdana" style:font-family-generic="modern" style:font-pitch="fixed"/>
    <style:font-face style:name="Arial" svg:font-family="Arial" style:font-pitch="variable"/>
    <style:font-face style:name="Liberation Sans" svg:font-family="'Liberation Sans'" style:font-pitch="variable"/>
    <style:font-face style:name="Microsoft YaHei" svg:font-family="'Microsoft YaHei'" style:font-family-generic="modern" style:font-pitch="variable"/>
    <style:font-face style:name="Verdana1" svg:font-family="Verdana" style:font-family-generic="modern" style:font-pitch="variable"/>
    <style:font-face style:name="Arial4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9T08:48:34.061000000</meta:creation-date>
    <dc:date>2020-02-11T22:07:34.005000000</dc:date>
    <meta:editing-duration>PT6H17M32S</meta:editing-duration>
    <meta:editing-cycles>19</meta:editing-cycles>
    <meta:generator>LibreOffice/6.4.0.3$Windows_X86_64 LibreOffice_project/b0a288ab3d2d4774cb44b62f04d5d28733ac6df8</meta:generator>
    <meta:document-statistic meta:object-count="710"/>
  </office:meta>
</office:document-meta>
</file>